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003cm" style:rel-width="100%" table:align="left"/>
    </style:style>
    <style:style style:name="Таблица1.A" style:family="table-column">
      <style:table-column-properties style:column-width="3.999cm" style:rel-column-width="13100*"/>
    </style:style>
    <style:style style:name="Таблица1.B" style:family="table-column">
      <style:table-column-properties style:column-width="12.005cm" style:rel-column-width="39334*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0.003cm" style:rel-width="100%" table:align="left"/>
    </style:style>
    <style:style style:name="Таблица2.A" style:family="table-column">
      <style:table-column-properties style:column-width="8.001cm" style:rel-column-width="26216*"/>
    </style:style>
    <style:style style:name="Таблица2.B" style:family="table-column">
      <style:table-column-properties style:column-width="3.999cm" style:rel-column-width="13101*"/>
    </style:style>
    <style:style style:name="Таблица2.A1" style:family="table-cell">
      <style:table-cell-properties style:vertical-align="middle" fo:padding="0.049cm" fo:border="none"/>
    </style:style>
    <style:style style:name="Таблица2.A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List_20_Heading">
      <style:paragraph-properties fo:margin-top="0cm" fo:margin-bottom="0.499cm" loext:contextual-spacing="false"/>
    </style:style>
    <style:style style:name="P2" style:family="paragraph" style:parent-style-name="List_20_Heading">
      <style:paragraph-properties fo:margin-top="0cm" fo:margin-bottom="0.499cm" loext:contextual-spacing="false"/>
      <style:text-properties fo:language="ru" fo:country="RU"/>
    </style:style>
    <style:style style:name="P3" style:family="paragraph" style:parent-style-name="List_20_Heading">
      <style:paragraph-properties fo:margin-top="0cm" fo:margin-bottom="0.499cm" loext:contextual-spacing="false"/>
      <style:text-properties fo:language="ru" fo:country="RU" fo:font-weight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 style:list-style-name="L1">
      <style:text-properties fo:language="ru" fo:country="RU"/>
    </style:style>
    <style:style style:name="P6" style:family="paragraph" style:parent-style-name="Text_20_body" style:list-style-name="L1"/>
    <style:style style:name="P7" style:family="paragraph" style:parent-style-name="Text_20_body" style:list-style-name="L3"/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Heading_20_3">
      <style:text-properties fo:language="ru" fo:country="RU"/>
    </style:style>
    <style:style style:name="P10" style:family="paragraph" style:parent-style-name="List_20_Contents">
      <style:paragraph-properties fo:margin-top="0cm" fo:margin-bottom="0.499cm" loext:contextual-spacing="false"/>
    </style:style>
    <style:style style:name="P11" style:family="paragraph" style:parent-style-name="List_20_Contents">
      <style:paragraph-properties fo:margin-top="0cm" fo:margin-bottom="0.499cm" loext:contextual-spacing="false"/>
      <style:text-properties fo:language="ru" fo:country="RU"/>
    </style:style>
    <style:style style:name="P12" style:family="paragraph" style:parent-style-name="List_20_Contents" style:list-style-name="L2">
      <style:paragraph-properties fo:margin-top="0cm" fo:margin-bottom="0.499cm" loext:contextual-spacing="false"/>
      <style:text-properties fo:language="ru" fo:country="RU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Heading_20_2">
      <style:text-properties fo:language="ru" fo:country="RU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Heading_20_4">
      <style:text-properties fo:language="ru" fo:country="RU"/>
    </style:style>
    <style:style style:name="P19" style:family="paragraph" style:parent-style-name="Preformatted_20_Text">
      <style:paragraph-properties fo:margin-left="1cm" fo:margin-right="0cm" fo:text-indent="0cm" style:auto-text-indent="false"/>
    </style:style>
    <style:style style:name="P20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</style:style>
    <style:style style:name="T1" style:family="text">
      <style:text-properties style:text-position="33% 80%" fo:language="ru" fo:country="RU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row>
          <table:table-cell table:style-name="Таблица1.A1" table:number-columns-spanned="3" office:value-type="string">
            <text:p text:style-name="P13">Веб-сервер Apache</text:p>
          </table:table-cell>
          <table:covered-table-cell/>
          <table:covered-table-cell/>
        </table:table-row>
        <table:table-row>
          <table:table-cell table:style-name="Таблица1.A1" office:value-type="string">
            <text:p text:style-name="P15"><text:a xlink:type="simple" xlink:href="https://docs.altlinux.org/ru-RU/archive/2.4/html-single/master/alt-docs-master/ch06s16.html" text:style-name="Internet_20_link" text:visited-style-name="Visited_20_Internet_20_Link">Пред.</text:a> </text:p>
          </table:table-cell>
          <table:table-cell table:style-name="Таблица1.A1" office:value-type="string">
            <text:p text:style-name="P13">Глава 6. Настройка и администрирование системы</text:p>
          </table:table-cell>
          <table:table-cell table:style-name="Таблица1.A1" office:value-type="string">
            <text:p text:style-name="P16"> <text:a xlink:type="simple" xlink:href="https://docs.altlinux.org/ru-RU/archive/2.4/html-single/master/alt-docs-master/ch06s18.html" text:style-name="Internet_20_link" text:visited-style-name="Visited_20_Internet_20_Link">След.</text:a></text:p>
          </table:table-cell>
        </table:table-row>
      </table:table>
      <text:h text:style-name="P14" text:outline-level="2"><text:bookmark text:name="admin.network.apache"/>Веб-сервер Apache</text:h>
      <text:h text:style-name="P9" text:outline-level="3">Андрей Пашков, Алекс Сергеев, Александр Сутулов</text:h>
      <text:h text:style-name="P9" text:outline-level="3"><text:bookmark text:name="admin.network.apache.intro"/>Введение</text:h>
      <text:p text:style-name="Text_20_body"><text:span text:style-name="T2">Apache — самый популярный веб-сервер</text:span><text:span text:style-name="T1">[</text:span><text:a xlink:type="simple" xlink:href="https://docs.altlinux.org/ru-RU/archive/2.4/html-single/master/alt-docs-master/ch06s17.html#ftn.id2560772" office:name="id2560772" text:style-name="Internet_20_link" text:visited-style-name="Visited_20_Internet_20_Link">18</text:a><text:span text:style-name="T1">]</text:span><text:span text:style-name="T2"> в Интернете. Несколько лет разработки сделали его чрезвычайно удобным, быстрым, лёгким в настройке и надёжным. </text:span></text:p>
      <text:p text:style-name="P4">В дистрибутивы ALT Linux Team включена ветвь Russian Apache, разрабатываемая группой российских разработчиков во главе с Алексеем Тутубалиным. Она дополнена специальным модулем mod_charset, позволяющим «на лету» выполнять перекодировку символов из кодировки, в которой файл хранится на диске, в кодировку, которую запросил клиент у сервера. В конфигурационных файлах ALT Linux данная возможность по умолчанию отключена. </text:p>
      <text:p text:style-name="P4">Дополнительную информацию о apache вы можете найти здесь:</text:p>
      <text:list xml:id="list2967027677781224765" text:style-name="L1">
        <text:list-item>
          <text:p text:style-name="P6"><text:span text:style-name="T2">Apache Software Foundation (</text:span><text:a xlink:type="simple" xlink:href="http://www.apache.org/" office:target-frame-name="_top" xlink:show="replace" text:style-name="Internet_20_link" text:visited-style-name="Visited_20_Internet_20_Link">www.apache.org</text:a><text:span text:style-name="T2">); Apache HTTPD Project (</text:span><text:a xlink:type="simple" xlink:href="http://httpd.apache.org/" office:target-frame-name="_top" xlink:show="replace" text:style-name="Internet_20_link" text:visited-style-name="Visited_20_Internet_20_Link">httpd.apache.org</text:a><text:span text:style-name="T2">) </text:span></text:p>
        </text:list-item>
        <text:list-item>
          <text:p text:style-name="P6"><text:span text:style-name="T2">Сайт проекта Russian Apache (</text:span><text:a xlink:type="simple" xlink:href="http://apache.lexa.ru/" office:target-frame-name="_top" xlink:show="replace" text:style-name="Internet_20_link" text:visited-style-name="Visited_20_Internet_20_Link">apache.lexa.ru</text:a><text:span text:style-name="T2">) </text:span></text:p>
        </text:list-item>
        <text:list-item>
          <text:p text:style-name="P5">httpd(8); Apache Manual (в поставке дистрибутива)</text:p>
        </text:list-item>
        <text:list-item>
          <text:p text:style-name="P5">Apache Overview HOWTO</text:p>
        </text:list-item>
      </text:list>
      <text:h text:style-name="P9" text:outline-level="3"><text:bookmark text:name="id2560883"/>Варианты установки пакетов ALT</text:h>
      <text:p text:style-name="P4">Разработчики Apache, понимая широчайший спектр задач на серверах интернет заложили в него возможности модульного расширения. Ядро веб-сервера может вызывать различный набор дополнительных модулей, которые выполняют специальные задачи, в числе которых — управление веб-сайтами, разделение доступа, изменение показа содержимого веб-страниц и другие. </text:p>
      <text:p text:style-name="Text_20_body"><text:span text:style-name="T2">В дистрибутивах ALT Linux доступен полный набор модулей, которые распространяются вместе с исходными текстами Apache, а так же модули интеграции с Perl (</text:span><text:span text:style-name="Teletype"><text:span text:style-name="T2">mod_perl</text:span></text:span><text:span text:style-name="T2">), работы с кодировками (</text:span><text:span text:style-name="Teletype"><text:span text:style-name="T2">mod_charset</text:span></text:span><text:span text:style-name="T2">), языка PHP (</text:span><text:span text:style-name="Teletype"><text:span text:style-name="T2">mod_php</text:span></text:span><text:span text:style-name="T2">) и некоторые другие. </text:span></text:p>
      <text:p text:style-name="P4">Вот краткий обзор пакетов дистрибутива, которые могут изменять комплектность и функциональные возможности вашего веб-сервера:</text:p>
      <text:p text:style-name="P1"><text:span text:style-name="Teletype"><text:span text:style-name="T2">apache-common</text:span></text:span></text:p>
      <text:p text:style-name="P10"><text:span text:style-name="T2">Базовые файлы, необходимые для работы веб-сервера. Используется как основа для установки пакета </text:span><text:span text:style-name="Teletype"><text:span text:style-name="T2">apache</text:span></text:span><text:span text:style-name="T2"> или </text:span><text:span text:style-name="Teletype"><text:span text:style-name="T2">apache-mod_perl</text:span></text:span><text:span text:style-name="T2"> </text:span></text:p>
      <text:p text:style-name="P1"><text:span text:style-name="Teletype"><text:span text:style-name="T2">apache</text:span></text:span></text:p>
      <text:p text:style-name="P11">Russian Apache — основной модуль веб-сервера и каталог вызываемых модулей, достаточный для работы большинства веб-серверов в интернет.</text:p>
      <text:p text:style-name="P1"><text:span text:style-name="Teletype"><text:span text:style-name="T2">apache-mod_perl</text:span></text:span></text:p>
      <text:p text:style-name="P10"><text:span text:style-name="T2">Russian Apache скомпилированный вместе с модулем mod_perl (</text:span><text:a xlink:type="simple" xlink:href="http://perl.apache.org/" office:target-frame-name="_top" xlink:show="replace" text:style-name="Internet_20_link" text:visited-style-name="Visited_20_Internet_20_Link">perl.apache.org</text:a><text:span text:style-name="T2">) интегрирующем интерпретатор языка Perl в веб-сервер. Данный вариант существенно ускоряет работу веб-скриптов на этом языке, но, вместе с тем, в некоторых случаях требует их переработки. Такая интеграция так же </text:span><text:soft-page-break/><text:span text:style-name="T2">позволяет программам на Perl обращаться к внутренним структурам и функциям Apache, что существенно расширяет возможности Perl-скриптов. О совместном запуске версий Apache с интегрированным Perl - интерпретатором и без него читайте далее. </text:span></text:p>
      <text:p text:style-name="P1"><text:span text:style-name="Teletype"><text:span text:style-name="T2">apache-manual</text:span></text:span></text:p>
      <text:p text:style-name="P11">Документация веб-сервера, описывающая все модули и директивы Apache, включающая в себя множество примеров конфигурации веб-сервера и необходимая как для новичков, так и для «профи». </text:p>
      <text:p text:style-name="P1"><text:span text:style-name="Teletype"><text:span text:style-name="T2">apache-suexec</text:span></text:span></text:p>
      <text:p text:style-name="P11">Данный пакет позволяет Apache запускать веб-скрипты от имени различных пользователей. Базовая версия веб-сервера всегда работает от одного и того же пользователя. Данный пакет может быть полезен для тех, кто предоставляет возможность создания скриптов на сервере многим пользователям и нуждается в защите информации каждого из пользователей от действий друг друга. </text:p>
      <text:p text:style-name="P1"><text:span text:style-name="Teletype"><text:span text:style-name="T2">apache-devel</text:span></text:span></text:p>
      <text:p text:style-name="P11">Пакет содержит заголовочные файлы из исходных текстов веб-сервера Apache, необходимые для сборки динамически подключаемых модулей (DSO). Если вы устанавливаете веб-сервер Apache и собираетесь компилировать или разрабатывать для него дополнительные модули, вам нужно установить этот пакет. </text:p>
      <text:p text:style-name="P1"><text:span text:style-name="Teletype"><text:span text:style-name="T2">mod_php</text:span></text:span></text:p>
      <text:p text:style-name="P10"><text:span text:style-name="T2">Пакет поддержки языка </text:span><text:span text:style-name="Emphasis"><text:span text:style-name="T2">PHP</text:span></text:span><text:span text:style-name="T2"> в веб-скриптах. Накладывается на пакет </text:span><text:span text:style-name="Teletype"><text:span text:style-name="T2">apache</text:span></text:span><text:span text:style-name="T2"> и работает как подгружаемый модуль. </text:span></text:p>
      <text:p text:style-name="P1"><text:span text:style-name="Teletype"><text:span text:style-name="T2">mod_*</text:span></text:span></text:p>
      <text:p text:style-name="P10"><text:span text:style-name="T2">Другие пакеты вида mod_* содержат некоторые дополнительные модули. Если вам необходим модуль с какой то особой функциональностью - вы можете заглянуть на сайт — библиотеку модулей Apache </text:span><text:a xlink:type="simple" xlink:href="http://modules.apache.org/" office:target-frame-name="_top" xlink:show="replace" text:style-name="Internet_20_link" text:visited-style-name="Visited_20_Internet_20_Link">modules.apache.org</text:a><text:span text:style-name="T2">. </text:span></text:p>
      <text:h text:style-name="P9" text:outline-level="3"><text:bookmark text:name="admin.network.apache.firststeps"/>Первые шаги после установки</text:h>
      <text:p text:style-name="Text_20_body"><text:span text:style-name="T2">«Свежеустановленный» Apache вполне работоспособен. Если вы устанавливали дистрибутив включая в cистему пакеты Apache и указали необходимость автоматического запуска сервиса </text:span><text:span text:style-name="Teletype"><text:span text:style-name="T2">httpd</text:span></text:span><text:span text:style-name="T1">[</text:span><text:a xlink:type="simple" xlink:href="https://docs.altlinux.org/ru-RU/archive/2.4/html-single/master/alt-docs-master/ch06s17.html#ftn.id2561317" office:name="id2561317" text:style-name="Internet_20_link" text:visited-style-name="Visited_20_Internet_20_Link">19</text:a><text:span text:style-name="T1">]</text:span><text:span text:style-name="T2"> при старте системы — можете протестировать его работоспособность набрав </text:span><text:span text:style-name="Teletype"><text:span text:style-name="T2">http://ip-адрес-сервера/</text:span></text:span><text:span text:style-name="T2"> в любом доступном веб-броузере (в том числе вы можете использовать </text:span><text:span text:style-name="Teletype"><text:span text:style-name="T2">lynx localhost</text:span></text:span><text:span text:style-name="T2"> из командной строки локальной машины). </text:span></text:p>
      <text:p text:style-name="P4">Управление запущенным веб-сервером желательно осуществлять следующими директивами:</text:p>
      <text:p text:style-name="P3">service httpd status</text:p>
      <text:p text:style-name="P11">Показывает список запущенных процессов веб-сервера или сообщает, что веб-сервер не был загружен.</text:p>
      <text:p text:style-name="P3">service httpd stop; service httpd start</text:p>
      <text:p text:style-name="P11">Останавливает, а затем запускает основной процесс веб-сервера. Основной процесс сам управляет остановкой и запуском дочерних процессов Apache </text:p>
      <text:p text:style-name="P3">service httpd restart</text:p>
      <text:p text:style-name="P11">«Холодный» перезапуск Apache. Выполняются действия аналогичные последовательной остановке и старту httpd приведёнными выше командами. </text:p>
      <text:p text:style-name="P3"><text:soft-page-break/>service httpd graceful</text:p>
      <text:p text:style-name="P11">«Тёплый» перезапуск Apache. Корневой процесс перезапускает все дочерние процессы, закончившие обработку текущих запросов, перечитывает конфигурационный файл и передаёт новые настройки вновь создаваемым дочерним процессам. Работа с клиентами при этом не прерывается. </text:p>
      <text:h text:style-name="P9" text:outline-level="3"><text:bookmark text:name="admin.network.apache.configure"/>Настройка Apache</text:h>
      <text:p text:style-name="Text_20_body"><text:span text:style-name="T2">Apache конфигурируется изменением служебных файлов в каталоге </text:span><text:span text:style-name="Teletype"><text:span text:style-name="T2">/etc/httpd/conf/</text:span></text:span><text:span text:style-name="T2">. Главный конфигурационный файл веб-сервера — </text:span><text:span text:style-name="Teletype"><text:span text:style-name="T2">httpd.conf</text:span></text:span><text:span text:style-name="T2">. Конфигурационные директивы могут размещаться в различных файлах, которые включают в основной конструкцией </text:span><text:span text:style-name="Teletype"><text:span text:style-name="T2">Include имя_файла.conf</text:span></text:span><text:span text:style-name="T2">. </text:span></text:p>
      <text:p text:style-name="Text_20_body"><text:span text:style-name="T2">Eсли размещение какого-либо файла или каталога в конфигурационном файле указано неявно (явное размещение начинается с корня файловой системы — с символа '/') Apache использует каталог, заданный в директиве </text:span><text:span text:style-name="Teletype"><text:span text:style-name="T2">ServerRoot</text:span></text:span><text:span text:style-name="T2"> для определения реального местоположения цели. </text:span></text:p>
      <text:h text:style-name="P9" text:outline-level="3"><text:bookmark text:name="admin.network.apache.modules-description"/>Описание модулей и конфигурационных директив Apache</text:h>
      <text:p text:style-name="P4">Директивы могут быть использованы на следующих уровнях:</text:p>
      <text:p text:style-name="P1"><text:span text:style-name="Emphasis"><text:span text:style-name="Teletype"><text:span text:style-name="T2">A</text:span></text:span></text:span><text:span text:style-name="T2"> </text:span></text:p>
      <text:p text:style-name="P11">уровень конфигурации сервера — директива может быть использована только в главном конфигурационном файле.</text:p>
      <text:p text:style-name="P1"><text:span text:style-name="Emphasis"><text:span text:style-name="Teletype"><text:span text:style-name="T2">V</text:span></text:span></text:span><text:span text:style-name="T2"> </text:span></text:p>
      <text:p text:style-name="P11">уровень &lt;VirtualHost&gt; — директиву можно использовать по-разному для разных виртуальных хостов.</text:p>
      <text:p text:style-name="P1"><text:span text:style-name="Emphasis"><text:span text:style-name="Teletype"><text:span text:style-name="T2">D</text:span></text:span></text:span><text:span text:style-name="T2"> </text:span></text:p>
      <text:p text:style-name="P11">уровень &lt;Directory&gt; — для любого каталога директивой этого уровня можно установить свои настройки.</text:p>
      <text:p text:style-name="P1"><text:span text:style-name="Emphasis"><text:span text:style-name="Teletype"><text:span text:style-name="T2">h</text:span></text:span></text:span><text:span text:style-name="T2"> </text:span></text:p>
      <text:p text:style-name="P10"><text:span text:style-name="T2">уровень файлов </text:span><text:span text:style-name="Teletype"><text:span text:style-name="T2">.htaccess</text:span></text:span><text:span text:style-name="T2"> — директиву разрешено использовать в файлах </text:span><text:span text:style-name="Teletype"><text:span text:style-name="T2">.htaccess</text:span></text:span><text:span text:style-name="T2"> в местах, где они разрешены сервером. </text:span></text:p>
      <text:p text:style-name="Text_20_body"><text:span text:style-name="T2">В любой точке использование в директиве параметра </text:span><text:span text:style-name="Teletype"><text:span text:style-name="T2">filename</text:span></text:span><text:span text:style-name="T2"> обозначает абсолютный (начинается с '/') или относительный от каталога </text:span><text:span text:style-name="Teletype"><text:span text:style-name="T2">ServerRoot</text:span></text:span><text:span text:style-name="T2"> путь к файлу. </text:span></text:p>
      <text:h text:style-name="P18" text:outline-level="4"><text:bookmark text:name="id2561770"/>CORE — ядро веб-сервера (основной модуль Apache)</text:h>
      <text:p text:style-name="P1"><text:span text:style-name="T2">AccessConfig filename </text:span><text:span text:style-name="Teletype"><text:span text:style-name="T2">[AV]</text:span></text:span></text:p>
      <text:p text:style-name="P10"><text:span text:style-name="T2">Устанавливает расположение файла конфигурации. Системный файл конфигурации по умолчанию — </text:span><text:span text:style-name="Teletype"><text:span text:style-name="T2">conf/access.conf</text:span></text:span><text:span text:style-name="T2">; для отмены чтения этого файла рекомендуется устанавливать </text:span><text:span text:style-name="Teletype"><text:span text:style-name="T2">/dev/null</text:span></text:span><text:span text:style-name="T2">. </text:span></text:p>
      <text:p text:style-name="P1"><text:span text:style-name="T2">AccessFileName file file ... </text:span><text:span text:style-name="Teletype"><text:span text:style-name="T2">[AV]</text:span></text:span></text:p>
      <text:p text:style-name="P10"><text:span text:style-name="T2">Устанавливает имена файлов доступа, используемых для настройки конфигурации «на лету» по умолчанию — </text:span><text:span text:style-name="Teletype"><text:span text:style-name="T2">.htaccess</text:span></text:span><text:span text:style-name="T2">. </text:span></text:p>
      <text:p text:style-name="P1"><text:span text:style-name="T2">AddModule module module ... </text:span><text:span text:style-name="Teletype"><text:span text:style-name="T2">[A]</text:span></text:span></text:p>
      <text:p text:style-name="P11">Активирует динамически загружаемый модуль, поставляемый в виде отдельного библиотечного файла.</text:p>
      <text:p text:style-name="P2"><text:soft-page-break/>AddModule module module ...</text:p>
      <text:p text:style-name="P10"><text:span text:style-name="T2">Активирует динамически загружаемый модуль, поставляемый в виде отдельного библиотечного файла или скомпилированного внутрь главного модуля </text:span><text:span text:style-name="Teletype"><text:span text:style-name="T2">httpd</text:span></text:span><text:span text:style-name="T2">. </text:span></text:p>
      <text:p text:style-name="P2">AllowOverride param param ...</text:p>
      <text:p text:style-name="P10"><text:span text:style-name="T2">Устанавливает правила, по которым Apache использует директивы внутренних файлов </text:span><text:span text:style-name="Teletype"><text:span text:style-name="T2">.htaccess</text:span></text:span><text:span text:style-name="T2">; </text:span></text:p>
      <text:p text:style-name="P10"><text:span text:style-name="Teletype"><text:span text:style-name="T3">None</text:span></text:span><text:span text:style-name="T2"> — игнорирует;</text:span></text:p>
      <text:p text:style-name="P10"><text:span text:style-name="Teletype"><text:span text:style-name="T3">All</text:span></text:span><text:span text:style-name="T2"> — использует все директивы;</text:span></text:p>
      <text:p text:style-name="P10"><text:span text:style-name="Teletype"><text:span text:style-name="T3">Options</text:span></text:span><text:span text:style-name="T2"> — разрешает использовать Options и XBitHack;</text:span></text:p>
      <text:p text:style-name="P10"><text:span text:style-name="Teletype"><text:span text:style-name="T3">Indexes</text:span></text:span><text:span text:style-name="T2"> — директивы управления индексированием каталогов;</text:span></text:p>
      <text:p text:style-name="P10"><text:span text:style-name="Teletype"><text:span text:style-name="T3">FileInfo</text:span></text:span><text:span text:style-name="T2"> — директивы управления типами файлов и их обработчиками;</text:span></text:p>
      <text:p text:style-name="P10"><text:span text:style-name="Teletype"><text:span text:style-name="T3">AuthConfig</text:span></text:span><text:span text:style-name="T2"> — директивы доступа к каталогам Auth*;</text:span></text:p>
      <text:p text:style-name="P10"><text:span text:style-name="Teletype"><text:span text:style-name="T3">Limit</text:span></text:span><text:span text:style-name="T2"> — директивы allow/deny/order.</text:span></text:p>
      <text:p text:style-name="P1"><text:span text:style-name="T2">AuthName realm </text:span><text:span text:style-name="Teletype"><text:span text:style-name="T2">[Dh]</text:span></text:span></text:p>
      <text:p text:style-name="P11">Указывает имя области авторизации используемой для запроса имени и пароля у клиентов.</text:p>
      <text:p text:style-name="P1"><text:span text:style-name="T2">AuthType type </text:span><text:span text:style-name="Teletype"><text:span text:style-name="T2">[Dh]</text:span></text:span></text:p>
      <text:p text:style-name="P11">Используется для указания способа запроса и передачи имени пользователя и пароля для доступа к каталогам веб-сайтов. Чаще всего используют Basic, реже — Digest и другие.</text:p>
      <text:p text:style-name="P1"><text:span text:style-name="T2">BindAddress address </text:span><text:span text:style-name="Teletype"><text:span text:style-name="T2">[A]</text:span></text:span></text:p>
      <text:p text:style-name="P11">Задаёт адрес, на котором Apache будет принимать соединения. Можно использовать имя хоста, IP-адрес или *. </text:p>
      <text:p text:style-name="P1"><text:span text:style-name="T2">ClearModuleList </text:span><text:span text:style-name="Teletype"><text:span text:style-name="T2">[A]</text:span></text:span></text:p>
      <text:p text:style-name="P10"><text:span text:style-name="T2">Директива очищает список загруженных модулей. После данной директивы нужно использовать директивы </text:span><text:span text:style-name="Teletype"><text:span text:style-name="T2">AddModule</text:span></text:span><text:span text:style-name="T2"> для работы с необходимыми модулями. </text:span></text:p>
      <text:p text:style-name="P1"><text:span text:style-name="T2">ContentDigest on|off </text:span><text:span text:style-name="Teletype"><text:span text:style-name="T2">[AVDh]</text:span></text:span></text:p>
      <text:p text:style-name="P11">Включает или выключает пересылку MD5 хэша данных. Вычисляется для всех передаваемых страниц и не кешируется.</text:p>
      <text:p text:style-name="P1"><text:span text:style-name="T2">CoreDumpDirectory dirname </text:span><text:span text:style-name="Teletype"><text:span text:style-name="T2">[A]</text:span></text:span></text:p>
      <text:p text:style-name="P11">Указывает Apache на каталог, в котором будут сохраняться файлы дампа памяти (core), создаваемые при аварийных ошибках. </text:p>
      <text:p text:style-name="P1"><text:span text:style-name="T2">DefaultType mimetype </text:span><text:span text:style-name="Teletype"><text:span text:style-name="T2">[AVDh]</text:span></text:span></text:p>
      <text:p text:style-name="P10"><text:span text:style-name="T2">Задаёт тип MIME, отправляемый клиентам, если Apache не может определить тип через файл </text:span><text:span text:style-name="Teletype"><text:span text:style-name="T2">mime.types</text:span></text:span><text:span text:style-name="T2"> или директивы </text:span><text:span text:style-name="Teletype"><text:span text:style-name="T2">AddType</text:span></text:span><text:span text:style-name="T2">. По умолчанию установлен как </text:span><text:span text:style-name="Teletype"><text:span text:style-name="T2">text/plain</text:span></text:span><text:span text:style-name="T2">. </text:span></text:p>
      <text:p text:style-name="P1"><text:soft-page-break/><text:span text:style-name="T2">&lt;Directory dirname&gt;...&lt;/Directory&gt; </text:span><text:span text:style-name="Teletype"><text:span text:style-name="T2">[AV]</text:span></text:span></text:p>
      <text:p text:style-name="P10"><text:span text:style-name="T2">Объединяет группу директив, задающих поведение Apache при обращениях к документам, расположенным в данной директории. Разрешено использовать маски имён — символы </text:span><text:span text:style-name="Teletype"><text:span text:style-name="T2">*</text:span></text:span><text:span text:style-name="T2">, </text:span><text:span text:style-name="Teletype"><text:span text:style-name="T2">?</text:span></text:span><text:span text:style-name="T2"> по правилам shell. В случае использования маски перед именем помещается знак тильда </text:span><text:span text:style-name="Teletype"><text:span text:style-name="T2">~</text:span></text:span><text:span text:style-name="T2">.</text:span></text:p>
      <text:p text:style-name="P1"><text:span text:style-name="T2">&lt;DirectoryMatch regexp&gt;...&lt;/DirectoryMatch&gt; </text:span><text:span text:style-name="Teletype"><text:span text:style-name="T2">[AV]</text:span></text:span></text:p>
      <text:p text:style-name="P11">Определяет группу каталогов заданных регулярным выражением и устанавливает правила работы Apache с каталогами и файлами этой группы.</text:p>
      <text:p text:style-name="P1"><text:span text:style-name="T2">DocumentRoot dirname </text:span><text:span text:style-name="Teletype"><text:span text:style-name="T2">[AV]</text:span></text:span></text:p>
      <text:p text:style-name="P11">Указывает серверу месторасположение корня дерева каталогов в ниже которого расположена структура данных веб-сервера.</text:p>
      <text:p text:style-name="P1"><text:span text:style-name="T2">ErrorDocument filename|string|URL </text:span><text:span text:style-name="Teletype"><text:span text:style-name="T2">[AVDh]</text:span></text:span></text:p>
      <text:p text:style-name="P11">В случае ошибки делает редирект на указанные страницы. Также можно установить комментарий к возникшей ситуации, который должен начинаться с одной кавычки. Пример:</text:p>
      <text:p text:style-name="P10"><text:span text:style-name="Teletype"><text:span text:style-name="T3">ErrorDocument</text:span></text:span><text:span text:style-name="T2"> 500 http://foo.example.com/cgi-bin/tester</text:span></text:p>
      <text:p text:style-name="P10"><text:span text:style-name="Teletype"><text:span text:style-name="T3">ErrorDocument</text:span></text:span><text:span text:style-name="T2"> 404 /cgi-bin/bad_urls.pl</text:span></text:p>
      <text:p text:style-name="P10"><text:span text:style-name="Teletype"><text:span text:style-name="T3">ErrorDocument</text:span></text:span><text:span text:style-name="T2"> 401 /subscription_info.html</text:span></text:p>
      <text:p text:style-name="P10"><text:span text:style-name="Teletype"><text:span text:style-name="T3">ErrorDocument</text:span></text:span><text:span text:style-name="T2"> 403 "Sorry can't allow you access today"</text:span></text:p>
      <text:p text:style-name="P1"><text:span text:style-name="T2">ErrorLog filename </text:span><text:span text:style-name="Teletype"><text:span text:style-name="T2">[AV]</text:span></text:span></text:p>
      <text:p text:style-name="P11">Имя файла протокола ошибок. Если строка параметра начинается с (/), то путь к файлу нужно указывать от ServerRoot; если она начинается с (|), тогда сообщения ошибок передаются указанной команде на стандартный вход. В частности, таким образом, например, можно реализовать сохранение журнала сразу в SQL СУБД или сохранять их сразу сжатыми, передавая, для примера, на gzip. Apache версии 1.3 и выше по умолчанию выводит сообщения в syslog, если система поддерживает такую возможность; но это можно запретить используя syslog:facility.</text:p>
      <text:p text:style-name="P1"><text:span text:style-name="T2">&lt;Files filename&gt;...&lt;/Files&gt; </text:span><text:span text:style-name="Teletype"><text:span text:style-name="T2">[AVh]</text:span></text:span></text:p>
      <text:p text:style-name="P11">Контроль доступа к файлу. Разделы &lt;Files&gt; обрабатываются в том же порядке, что и в файле конфигурации, после того, как прочитаны разделы директивы &lt;Directory&gt; и файлы .htaccess, но перед тем, как прочитаны разделы директории &lt;Location&gt;. Аргумент должен содержать имя фала или маску, в которой '?' - любой символ, '*' - любая строка. С дополнительным символом ~ могут использоваться расширенные рег. выражения (см REGULAR EXPRESSIONS секцию в grep(1) ) Например: &lt;Files ~ "\.(gif|jpe?g|png)$"&gt; будет соответствовать общеиспользуемым в Internet графическим файлам.</text:p>
      <text:p text:style-name="P1"><text:span text:style-name="T2">&lt;FilesMatch regexp&gt;...&lt;/FilesMatch&gt; </text:span><text:span text:style-name="Teletype"><text:span text:style-name="T2">[AVh]</text:span></text:span></text:p>
      <text:p text:style-name="P11">То же что и &lt;Files&gt;, но использует регулярные выражения.</text:p>
      <text:p text:style-name="P1"><text:span text:style-name="T2">Group name </text:span><text:span text:style-name="Teletype"><text:span text:style-name="T2">[AV]</text:span></text:span></text:p>
      <text:p text:style-name="P11">Имеет отношение только к запуску Apache и отфоркиванию процессов в окружении и с правами соответствующему данному имени.</text:p>
      <text:p text:style-name="P1"><text:span text:style-name="T2">HostNameLookups on|off|double </text:span><text:span text:style-name="Teletype"><text:span text:style-name="T2">[AVD]</text:span></text:span></text:p>
      <text:p text:style-name="P11"><text:soft-page-break/>Управляет возможностью определения имени хоста посетителя по реверсному ДНС. Работает медленно и по умолчанию считается отключённой. Double указывает, что имя хоста должно быть подвергнуто дополнительной проверке на соответствие этого имени IP адресу отправившего запрос хоста.</text:p>
      <text:p text:style-name="P1"><text:span text:style-name="T2">IdentityCheck on|off </text:span><text:span text:style-name="Teletype"><text:span text:style-name="T2">[AVD]</text:span></text:span></text:p>
      <text:p text:style-name="P11">Включение RFC1413 аутентификации. Включение функции значительно увеличит время доступа к серверу.</text:p>
      <text:p text:style-name="P1"><text:span text:style-name="T2">&lt;IfDefine variable&gt;...&lt;/IfDefine&gt; </text:span><text:span text:style-name="Teletype"><text:span text:style-name="T2">[AVDh]</text:span></text:span></text:p>
      <text:p text:style-name="P11">Указывает, что директивы, помещённые внутри блока, образованного парой директив &lt;IfDefine...&gt; и &lt;/IfDefine&gt; должны быть выполнены только если данный параметр определён во внутренних структурах Apache. Предшествующий параметру знак [!] указывает, что блок директив будет прочтён только если параметр не определён.</text:p>
      <text:p text:style-name="P1"><text:span text:style-name="T2">&lt;IfModule name&gt;...&lt;/IfModule&gt; </text:span><text:span text:style-name="Teletype"><text:span text:style-name="T2">[AVDh]</text:span></text:span></text:p>
      <text:p text:style-name="P11">Указывает, что директивы, помещённые внутри блока, образованного парой директив &lt;IfModule...&gt; и &lt;/IfModule&gt; должны быть выполнены только если данный модуль откомпилирован в Apache. Предшествующий модулю знак [ !] указывает, что блок директив будет прочтён только если параметр не определён.</text:p>
      <text:p text:style-name="P1"><text:span text:style-name="T2">Include filename </text:span><text:span text:style-name="Teletype"><text:span text:style-name="T2">[A]</text:span></text:span></text:p>
      <text:p text:style-name="P11">Директива позволяет включать файлы конфигурации в конфигурацию сервера.</text:p>
      <text:p text:style-name="P1"><text:span text:style-name="T2">KeepAlive on|off </text:span><text:span text:style-name="Teletype"><text:span text:style-name="T2">[A]</text:span></text:span></text:p>
      <text:p text:style-name="P11">Разрешает клиенту последовательно запрашивать несколько файлов без разрыва TCP соединения.</text:p>
      <text:p text:style-name="P1"><text:span text:style-name="T2">KeepAliveTimeout sec </text:span><text:span text:style-name="Teletype"><text:span text:style-name="T2">[A]</text:span></text:span></text:p>
      <text:p text:style-name="P11">Указывается время (в секундах) до разрыва TCP соединения, которое Apache будет ждать следующего запроса от клиента.</text:p>
      <text:p text:style-name="P1"><text:span text:style-name="T2">&lt;Limit&gt;...&lt;/Limit&gt; </text:span><text:span text:style-name="Teletype"><text:span text:style-name="T2">[AVDh]</text:span></text:span></text:p>
      <text:p text:style-name="P11">Позволяет указывать к какому HTTP методу (например GET или POST) относятся помещённые внутрь &lt;Limit ...&gt; ... &lt;/Limit&gt; команды ограничения доступа.</text:p>
      <text:p text:style-name="P11">Могут использоваться методы: GET, POST, PUT, DELETE, CONNECT, OPTIONS, TRACE, PATCH, PROPFIND, PROPPATCH, MKCOL, COPY, MOVE, LOCK, UNLOCK.</text:p>
      <text:p text:style-name="P1"><text:span text:style-name="T2">Listen [IP:]port </text:span><text:span text:style-name="Teletype"><text:span text:style-name="T2">[A]</text:span></text:span></text:p>
      <text:p text:style-name="P11">Заставляет Apache слушать указанные адреса и порты. Например, что бы заставить сервер слушать порты 80 и 8000, используйте:</text:p>
      <text:p text:style-name="P11">Listen 80</text:p>
      <text:p text:style-name="P11">Listen 8000</text:p>
      <text:p text:style-name="P11">Чтобы Apache работал на разных интерфейсах с указанными номерами портов, используйте:</text:p>
      <text:p text:style-name="P11">Listen 192.170.2.1:80</text:p>
      <text:p text:style-name="P11"><text:soft-page-break/>Listen 192.170.2.5:8000</text:p>
      <text:p text:style-name="P1"><text:span text:style-name="T2">ListenBacklog length </text:span><text:span text:style-name="Teletype"><text:span text:style-name="T2">[A]</text:span></text:span></text:p>
      <text:p text:style-name="P11">Максимальная длина очереди обработки подключений.</text:p>
      <text:p text:style-name="P1"><text:span text:style-name="T2">&lt;Location path&gt;...&lt;/Location&gt; </text:span><text:span text:style-name="Teletype"><text:span text:style-name="T2">[AV]</text:span></text:span></text:p>
      <text:p text:style-name="P11">Подробности в apache-manual :)</text:p>
      <text:p text:style-name="P1"><text:span text:style-name="T2">&lt;LocationMatch path&gt;...&lt;/LocationMatch&gt; </text:span><text:span text:style-name="Teletype"><text:span text:style-name="T2">[AV]</text:span></text:span></text:p>
      <text:p text:style-name="P11">Подробности в apache-manual</text:p>
      <text:p text:style-name="P1"><text:span text:style-name="T2">Lockfile filename </text:span><text:span text:style-name="Teletype"><text:span text:style-name="T2">[A]</text:span></text:span></text:p>
      <text:p text:style-name="P11">Директива устанавливает путь к lockfile.</text:p>
      <text:p text:style-name="P1"><text:span text:style-name="T2">LogLevel emerg|alert|crit|error|warn|notice|info|debug </text:span><text:span text:style-name="Teletype"><text:span text:style-name="T2">[AV]</text:span></text:span></text:p>
      <text:p text:style-name="P11">Устанавливает уровень информативности протокола (лог-файла работы сервера). Рекомендуется использование по крайней мере уровня crit.</text:p>
      <text:p text:style-name="P1"><text:span text:style-name="T2">MaxClients count </text:span><text:span text:style-name="Teletype"><text:span text:style-name="T2">[A]</text:span></text:span></text:p>
      <text:p text:style-name="P11">Директива устанавливает предел на число одновременных запросов к серверу. На самом деле, это число не может превышать число дочерних процессов сервера, которых по умолчанию не может быть более 256. Что бы исправить ситуацию редактируйте HARD_SERVER_LIMIT в httpd.h и компилируйте его.</text:p>
      <text:p text:style-name="P1"><text:span text:style-name="T2">MaxKeepAliveRequest count </text:span><text:span text:style-name="Teletype"><text:span text:style-name="T2">[A]</text:span></text:span></text:p>
      <text:p text:style-name="P11">Разрешает клиенту последовательно запрашивать указанное число файлов без разрыва TCP соединения, если включена KeepAlive. Если параметр установлен в 0, то Apache будет разрывать соединение только учитывая параметр KeepAliveTimeout.</text:p>
      <text:p text:style-name="P1"><text:span text:style-name="T2">MaxRequestsPerChild count </text:span><text:span text:style-name="Teletype"><text:span text:style-name="T2">[A]</text:span></text:span></text:p>
      <text:p text:style-name="P11">Директива устанавливает предел на числе запросов которые может обработать индивидуальный дочерний процесс. Если MaxRequestsPerChild установлена в 0, число запросов не ограничено.</text:p>
      <text:p text:style-name="P1"><text:span text:style-name="T2">MaxSpareServers count </text:span><text:span text:style-name="Teletype"><text:span text:style-name="T2">[A]</text:span></text:span></text:p>
      <text:p text:style-name="P11">Директива устанавливает желательное максимальное число неактивных процессов сервера. Директива бесполезна если используется версия Apache для Microsoft Windows.</text:p>
      <text:p text:style-name="P1"><text:span text:style-name="T2">MinSpareServers count </text:span><text:span text:style-name="Teletype"><text:span text:style-name="T2">[A]</text:span></text:span></text:p>
      <text:p text:style-name="P11">Директива устанавливает желательное минимальное число неактивных процессов сервера. Директива бесполезна если используется версия Apache для Microsoft Windows.</text:p>
      <text:p text:style-name="P1"><text:span text:style-name="T2">NameVirtualHost [IP:]port </text:span><text:span text:style-name="Teletype"><text:span text:style-name="T2">[A]</text:span></text:span></text:p>
      <text:p text:style-name="P11">Указывает, что запросы к данному порту-имени следует разделять по имени хоста к которому производится обращение (заголовок 'Host:' HTTP). Позволяет определять несколько виртуальных хостов для одного IP адреса.</text:p>
      <text:p text:style-name="P1"><text:span text:style-name="T2">Options param param ... </text:span><text:span text:style-name="Teletype"><text:span text:style-name="T2">[AVDh]</text:span></text:span></text:p>
      <text:p text:style-name="P11"><text:soft-page-break/>Определяет установки действий Apache для указанного контента. Подробно все возможные установки описаны в apache-manual. Часто применяемые: Indexes - включает показ содержимого каталога если в нем не найден индексный файл (директива DirectoryIndex); ExecCGI - включает возможность размещения в данном каталоге исполняемых файлов (cgi, perl скриптов); Includes - включает возможность размещения в каталоге SSI файлов. Каждая установка поддерживается соответствующим модулем её использующим и может не действовать если нужный модуль не подгружен. Каждая директива Options считается дополняющей уже известные Options определённые для родительских каталогов. Каждая установка может сопровождаться префиксом + или - для её "включения-выключения" в данном контексте.</text:p>
      <text:p text:style-name="P1"><text:span text:style-name="T2">PidFile filename </text:span><text:span text:style-name="Teletype"><text:span text:style-name="T2">[A]</text:span></text:span></text:p>
      <text:p text:style-name="P11">Директива устанавливает имя файла в который сервер записывает идентификатор процесса.</text:p>
      <text:p text:style-name="P1"><text:span text:style-name="T2">Port port </text:span><text:span text:style-name="Teletype"><text:span text:style-name="T2">[A]</text:span></text:span></text:p>
      <text:p text:style-name="P11">Указывает Apache порт - число от 0 до 65535 (следует помнить, что некоторые порты могут использоваться другими протоколами, см. /etc/servises). Стандартный порт для http протокола - 80.</text:p>
      <text:p text:style-name="P1"><text:span text:style-name="T2">require userid|groupid|valid-user|file-owner|group-owner </text:span><text:span text:style-name="Teletype"><text:span text:style-name="T2">[A]</text:span></text:span></text:p>
      <text:p text:style-name="P11">Определяет, какие пользователи имеют доступ к каталогу.</text:p>
      <text:p text:style-name="P11">Синтакс:</text:p>
      <text:list xml:id="list5981200204435436585" text:style-name="L2">
        <text:list-item>
          <text:p text:style-name="P12">Require user userid [userid] - только эти пользователи имеют доступ</text:p>
        </text:list-item>
        <text:list-item>
          <text:p text:style-name="P12">Require group имя-группы [имя-группы] - все пользователи этих групп</text:p>
        </text:list-item>
        <text:list-item>
          <text:p text:style-name="P12">Require valid-user - все адекватные пользователи.</text:p>
        </text:list-item>
      </text:list>
      <text:p text:style-name="P1"><text:span text:style-name="T2">ResourceConfig filename </text:span><text:span text:style-name="Teletype"><text:span text:style-name="T2">[A]</text:span></text:span></text:p>
      <text:p text:style-name="P11">Сервер читает из этого файла дальнейшие директивы после прочтения httpd.conf. Имя файла задаётся относительно ServerRoot.Может быть отключена: ResourceConfig /dev/null</text:p>
      <text:p text:style-name="P1"><text:span text:style-name="T2">RLimitCPU max|sec[ max|sec] </text:span><text:span text:style-name="Teletype"><text:span text:style-name="T2">[A]</text:span></text:span></text:p>
      <text:p text:style-name="P1"><text:span text:style-name="T2">RLimitMEM max|bytes[ max|bytes] </text:span><text:span text:style-name="Teletype"><text:span text:style-name="T2">[A]</text:span></text:span></text:p>
      <text:p text:style-name="P1"><text:span text:style-name="T2">RLimitNPROC max|count[ max|count] </text:span><text:span text:style-name="Teletype"><text:span text:style-name="T2">[A]</text:span></text:span></text:p>
      <text:p text:style-name="P1"><text:span text:style-name="T2">Satisfy any|all </text:span><text:span text:style-name="Teletype"><text:span text:style-name="T2">[A]</text:span></text:span></text:p>
      <text:p text:style-name="P11">Определяет политику доступа, если одновременно используются Allow и Require. Используется в том случае, когда доступ к области ограничен именем/паролем и клиентским адресом. В этом случае по умолчанию ("all") требуется, чтобы клиент прошёл проверку по адресу и ввёл правильное имя и пароль. В случае параметра "any" клиент получит доступ если ввёл правильное имя и пароль или прошёл ограничение по хосту. Может использоваться, чтобы ограничить доступ через пароль, но пропустить клиентов с определённого адреса без пароля.</text:p>
      <text:p text:style-name="P1"><text:span text:style-name="T2">ScoreBoardFile filename </text:span><text:span text:style-name="Teletype"><text:span text:style-name="T2">[A]</text:span></text:span></text:p>
      <text:p text:style-name="P11">Директива требуется для того, что бы указать имя файла, используемый сервером для связи между дочерними и материнскими процессами. Выяснить, требуется ли этот файл, можно запустив Apache и посмотрев, создал ли он файл с заданным именем. Если да, то нужно убедиться, что он используется только одной копией Apache.</text:p>
      <text:p text:style-name="P1"><text:soft-page-break/><text:span text:style-name="T2">SendBufferSize bytes </text:span><text:span text:style-name="Teletype"><text:span text:style-name="T2">[A]</text:span></text:span></text:p>
      <text:p text:style-name="P11">Установит размер буфера TCP.</text:p>
      <text:p text:style-name="P1"><text:span text:style-name="T2">ServerAdmin email </text:span><text:span text:style-name="Teletype"><text:span text:style-name="T2">[AV]</text:span></text:span></text:p>
      <text:p text:style-name="P11">Устанавливает email адрес, который сервер показывает клиенту в сообщения об ошибках.</text:p>
      <text:p text:style-name="P1"><text:span text:style-name="T2">ServerAlias hostname [hostname ...] </text:span><text:span text:style-name="Teletype"><text:span text:style-name="T2">[AV]</text:span></text:span></text:p>
      <text:p text:style-name="P11">Задаёт альтернативное виртуальное имя хоста.</text:p>
      <text:p text:style-name="P1"><text:span text:style-name="T2">ServerName hostname </text:span><text:span text:style-name="Teletype"><text:span text:style-name="T2">[AV]</text:span></text:span></text:p>
      <text:p text:style-name="P11">Директива устанавливает имя сервера; используется в создании ссылок. Если имя не задано, сервер попытается получить его из собственного IP-адреса.</text:p>
      <text:p text:style-name="P1"><text:span text:style-name="T2">ServerPath path </text:span><text:span text:style-name="Teletype"><text:span text:style-name="T2">[AV]</text:span></text:span></text:p>
      <text:p text:style-name="P11">Директива устанавливает унаследованное имя пути для хоста.</text:p>
      <text:p text:style-name="P1"><text:span text:style-name="T2">ServerRoot path </text:span><text:span text:style-name="Teletype"><text:span text:style-name="T2">[A]</text:span></text:span></text:p>
      <text:p text:style-name="P11">Устанавливает каталог, в котором живёт сервер. Обычно содержит подкаталоги conf/ и logs/. Пути для других файлов конфигурации строится относительно этого каталога.</text:p>
      <text:p text:style-name="P1"><text:span text:style-name="T2">ServerSignature on|ff|mail </text:span><text:span text:style-name="Teletype"><text:span text:style-name="T2">[AVDh]</text:span></text:span></text:p>
      <text:p text:style-name="P11">Конфигурирует строку внизу сгенерированного сервером документа. По умолчанию выключено, On - показывает версию сервера и ServerName виртуального хоста, Email добавляет ссылку mailto: на ServerAdmin</text:p>
      <text:p text:style-name="P1"><text:span text:style-name="T2">ServerTokens Minimal|OS|Full </text:span><text:span text:style-name="Teletype"><text:span text:style-name="T2">[A]</text:span></text:span></text:p>
      <text:p text:style-name="P11">Контролирует заголовок, отсылаемый клиенту сервером с описанием ОС сервера и скомпилированных модулей.</text:p>
      <text:p text:style-name="P1"><text:span text:style-name="T2">ServerType standalone|inetd </text:span><text:span text:style-name="Teletype"><text:span text:style-name="T2">[A]</text:span></text:span></text:p>
      <text:p text:style-name="P11">Определяет, как сервер запускается системой. inetd - запускается из системного процесса inetd. standalone - как daemon-процесс.</text:p>
      <text:p text:style-name="P1"><text:span text:style-name="T2">StartServers count </text:span><text:span text:style-name="Teletype"><text:span text:style-name="T2">[A]</text:span></text:span></text:p>
      <text:p text:style-name="P11">Устанавливает число дочерних процессов, создаваемых при запуске. Число все равно динамически изменяется в зависимости от загрузки, обычно нет причин менять этот параметр.</text:p>
      <text:p text:style-name="P1"><text:span text:style-name="T2">TimeOut sec </text:span><text:span text:style-name="Teletype"><text:span text:style-name="T2">[A]</text:span></text:span></text:p>
      <text:p text:style-name="P11">Время, которое Apache будет ждать: получения запроса GET, получение пакетов TCP на запросах POST и PUT, пауза между ACK'ами при передаче пакетов TCP в ответах.</text:p>
      <text:p text:style-name="P1"><text:span text:style-name="T2">UseCanonicalName on|off </text:span><text:span text:style-name="Teletype"><text:span text:style-name="T2">[AVDh]</text:span></text:span></text:p>
      <text:p text:style-name="P11">Заставляет Apache генерировать названия страниц которые он создаёт используя значения SERVER_NAME с SERVER_PORT.</text:p>
      <text:p text:style-name="P1"><text:soft-page-break/><text:span text:style-name="T2">User username </text:span><text:span text:style-name="Teletype"><text:span text:style-name="T2">[AV]</text:span></text:span></text:p>
      <text:p text:style-name="P11">Устанавливает userid, по которому сервер будет отвечать на запросы. Чтобы использовать директиву, сервер должен быть запущен как root.</text:p>
      <text:p text:style-name="P1"><text:span text:style-name="T2">&lt;VirtualHost addr[:port][ addr[:port]] ...&gt;...&lt;/VirtualHost&gt; </text:span><text:span text:style-name="Teletype"><text:span text:style-name="T2">[A]</text:span></text:span></text:p>
      <text:p text:style-name="P11">Директивы, помещённые внутри блока, образованного парой директив &lt;VirtualHost...&gt; и &lt;/VirtualHost&gt; определяю конфигурацию заданного виртуального хоста. У каждого виртуального хоста должен быть уникальный IP-адрес, номер порта или имя хоста. Директиву имеет смысл использовать если, например, сервер имеет сетевой интерфейс для внутренней сети и ещё один интерфейс для внешней сети.</text:p>
      <text:h text:style-name="P18" text:outline-level="4"><text:bookmark text:name="id2563582"/>mod_env - устанавливающий и передающий переменные для обработки в CGI/SSI файлы</text:h>
      <text:p text:style-name="P1"><text:span text:style-name="T2">PassEnv variable[ variable] ... </text:span><text:span text:style-name="Teletype"><text:span text:style-name="T2">[AV]</text:span></text:span></text:p>
      <text:p text:style-name="P11">Передаёт переменную окружения (напр. HOME) обработчикам.</text:p>
      <text:p text:style-name="P1"><text:span text:style-name="T2">SetEnv variable value </text:span><text:span text:style-name="Teletype"><text:span text:style-name="T2">[AV]</text:span></text:span></text:p>
      <text:p text:style-name="P11">Записывает заданное значение в указанную переменную окружения.</text:p>
      <text:p text:style-name="P1"><text:span text:style-name="T2">UnsetEnv variable[ variable] ... </text:span><text:span text:style-name="Teletype"><text:span text:style-name="T2">[AV]</text:span></text:span></text:p>
      <text:p text:style-name="P11">Сбрасывает переменную, что делает невозможным её прочтение из обработчиков.</text:p>
      <text:h text:style-name="P18" text:outline-level="4"><text:bookmark text:name="id2563640"/>mod_setenvif - использующий условные выражения для установки переменных окружения</text:h>
      <text:p text:style-name="P1"><text:span text:style-name="T2">BrowserMatch regex env-variable[=value] [env-variable[=value]] ... </text:span><text:span text:style-name="Teletype"><text:span text:style-name="T2">[A]</text:span></text:span></text:p>
      <text:p text:style-name="P11">Использует переданное регулярное выражение как фильтр для заголовка User-Agent от броузера клиента. При удачном попадании инициализирует переменную данным значением. Если указано только имя переменной - она инициализируется числом 1. Если указана переменная с предшествующим знаком '!' - переменная сбрасывается.</text:p>
      <text:p text:style-name="P1"><text:span text:style-name="T2">BrowserMatchNoCase regex env-variable[=value] [env-variable[=value]] ... </text:span><text:span text:style-name="Teletype"><text:span text:style-name="T2">[A]</text:span></text:span></text:p>
      <text:p text:style-name="P11">Действует аналогично BrowserMatch допуская различия в регистре символов переданного значения User-Agent и используемого в качестве фильтра регулярного выражения.</text:p>
      <text:p text:style-name="P1"><text:span text:style-name="T2">SetEnvIf attribute regex env-variable[=value] [env-variable[=value]] ... </text:span><text:span text:style-name="Teletype"><text:span text:style-name="T2">[A]</text:span></text:span></text:p>
      <text:p text:style-name="P11">Выполняемое директивой действие полностью аналогично BrowserMatch, но вместо User-Agent может быть использован любой другой заголовок: Remote_Host; Remote_Addr; Remote_User; Request_Method; Request_URI; Referer</text:p>
      <text:p text:style-name="P1"><text:span text:style-name="T2">SetEnvIfNoCase attribute regex env-variable[=value] [env-variable[=value]] ... </text:span><text:span text:style-name="Teletype"><text:span text:style-name="T2">[A]</text:span></text:span></text:p>
      <text:p text:style-name="P11">Отличие от SetEnvIf такое же как у BrowserMatchNoCase от BrowserMatch выше.</text:p>
      <text:h text:style-name="P18" text:outline-level="4"><text:bookmark text:name="id2563744"/>mod_unique_id - генерирующий уникальную переменную окружения UNIQUE_ID</text:h>
      <text:p text:style-name="P4">Переменная генерируется случайным образом из IP адреса сервера, номера работающего процесса, временными отметками и дополнительными внутренними счётчиками.</text:p>
      <text:p text:style-name="P4">Переменная предназначена для использования в составных документах, когда невозможно отследить один и тот же запрос другими методами.</text:p>
      <text:h text:style-name="P18" text:outline-level="4"><text:bookmark text:name="id2563764"/><text:soft-page-break/>mod_mime - предназначенный для определения mime типа файла при передачи его клиенту</text:h>
      <text:p text:style-name="P1"><text:span text:style-name="T2">AddCharset charset extension [extension] ... </text:span><text:span text:style-name="Teletype"><text:span text:style-name="T2">[AVDh]</text:span></text:span></text:p>
      <text:p text:style-name="P11">Для указанных расширений файлов указывает Apache необходимость передачи данного charset при ответе клиенту.</text:p>
      <text:p text:style-name="P1"><text:span text:style-name="T2">AddEncoding MIME-enc extension [extension] ... </text:span><text:span text:style-name="Teletype"><text:span text:style-name="T2">[AVDh]</text:span></text:span></text:p>
      <text:p text:style-name="P11">Для указанных расширений файлов указывает Apache возможность передачи файла с использованием нужной кодировки MIME.</text:p>
      <text:p text:style-name="P1"><text:span text:style-name="T2">AddHandler handler-name extension [extension] ... </text:span><text:span text:style-name="Teletype"><text:span text:style-name="T2">[AVDh]</text:span></text:span></text:p>
      <text:p text:style-name="P11">Указывает Apache, что файлы с данными расширениями должны быть переданы конкретному обработчику. Обработчик может как внутренним (cgi-sript и другие), так и внешним, описанным ранее директивой Action.</text:p>
      <text:p text:style-name="P1"><text:span text:style-name="T2">AddLanguage MIME-lang extension [extension] ... </text:span><text:span text:style-name="Teletype"><text:span text:style-name="T2">[AVDh]</text:span></text:span></text:p>
      <text:p text:style-name="P11">Устанавливает связь между расширениями файлов и передаваемым в ответе кодом языка.</text:p>
      <text:p text:style-name="P1"><text:span text:style-name="T2">AddType MIME-type extension [extension] ... </text:span><text:span text:style-name="Teletype"><text:span text:style-name="T2">[AVDh]</text:span></text:span></text:p>
      <text:p text:style-name="P11">Дополняет таблицу MIME - типов новым соответствием расширений файлов и кода MIME для ответа клиенту.</text:p>
      <text:p text:style-name="P1"><text:span text:style-name="T2">DefaultLanguage MIME-lang </text:span><text:span text:style-name="Teletype"><text:span text:style-name="T2">[AVDh]</text:span></text:span></text:p>
      <text:p text:style-name="P11">Устанавливает язык ответа передаваемый всегда, если это невозможно сделать другими средствами.</text:p>
      <text:p text:style-name="P1"><text:span text:style-name="T2">ForceType MIME-type </text:span><text:span text:style-name="Teletype"><text:span text:style-name="T2">[Dh]</text:span></text:span></text:p>
      <text:p text:style-name="P11">Форсирует ответ с данным MIME-типом в каталоге, к которому отнесена данная директива.</text:p>
      <text:p text:style-name="P1"><text:span text:style-name="T2">RemoveEncoding extension [extension] ... </text:span><text:span text:style-name="Teletype"><text:span text:style-name="T2">[Dh]</text:span></text:span></text:p>
      <text:p text:style-name="P11">Удаляет код MIME-кодировки в ответе для файлов с данными расширениями.</text:p>
      <text:p text:style-name="P1"><text:span text:style-name="T2">RemoveHandler extension [extension] ... </text:span><text:span text:style-name="Teletype"><text:span text:style-name="T2">[Dh]</text:span></text:span></text:p>
      <text:p text:style-name="P11">Указывает Apache не запускать обработчиков для файлов с данными расширениями.</text:p>
      <text:p text:style-name="P1"><text:span text:style-name="T2">RemoveType extension [extension] ... </text:span><text:span text:style-name="Teletype"><text:span text:style-name="T2">[Dh]</text:span></text:span></text:p>
      <text:p text:style-name="P11">Сбрасывает MIME-тип в ответе клиенту на тип MIME по умолчанию</text:p>
      <text:p text:style-name="P1"><text:span text:style-name="T2">SetHandler handler </text:span><text:span text:style-name="Teletype"><text:span text:style-name="T2">[Dh]</text:span></text:span></text:p>
      <text:p text:style-name="P11">Форсирует вызов данного обработчика для всех файлов к которым отнесена данная директива.</text:p>
      <text:p text:style-name="P1"><text:span text:style-name="T2">TypesConfig filename </text:span><text:span text:style-name="Teletype"><text:span text:style-name="T2">[A]</text:span></text:span></text:p>
      <text:p text:style-name="P11">Указывает расположение таблицы соответствия MIME-типов. По умолчанию - conf.mime.types</text:p>
      <text:h text:style-name="P18" text:outline-level="4"><text:bookmark text:name="id2563989"/><text:soft-page-break/>mod_mime_magic - модуль использующий сложные правила для определения MIME-типа передаваемого в ответе файла</text:h>
      <text:p text:style-name="P1"><text:span text:style-name="T2">MimeMagicFile filename </text:span><text:span text:style-name="Teletype"><text:span text:style-name="T2">[AV]</text:span></text:span></text:p>
      <text:p text:style-name="P11">Активизирует действие модуля с использованием указанного файла на данную область документов веб-сервера или на все документы доступные Apache.</text:p>
      <text:h text:style-name="P18" text:outline-level="4"><text:bookmark text:name="id2564018"/>mod_negotiation - обеспечивающий согласование передаваемых типов данных между клиентом и сервером</text:h>
      <text:p text:style-name="P1"><text:span text:style-name="T2">CacheNegotiatedDocs </text:span><text:span text:style-name="Teletype"><text:span text:style-name="T2">[A]</text:span></text:span></text:p>
      <text:p text:style-name="P11">Разрешает кеширование документов с согласуемым содержимым на промежуточных прокси-серверах и компьютере клиента.</text:p>
      <text:p text:style-name="P1"><text:span text:style-name="T2">LanguagePriority MIME-lang [MIME-lang] ... </text:span><text:span text:style-name="Teletype"><text:span text:style-name="T2">[A]</text:span></text:span></text:p>
      <text:p text:style-name="P11">Определяет приоритет языков используемых в ответе клиенту, когда точно не удаётся определить или найти затребованный клиентом язык документа.</text:p>
      <text:h text:style-name="P18" text:outline-level="4"><text:bookmark text:name="id2564065"/>mod_alias - позволяющий располагать документы в каталогах веб-сервера более произвольным образом</text:h>
      <text:p text:style-name="P1"><text:span text:style-name="T2">Alias URL-path filesystem-path </text:span><text:span text:style-name="Teletype"><text:span text:style-name="T2">[AV]</text:span></text:span></text:p>
      <text:p text:style-name="P11">Указывает Apache, что документы, расположенные "ниже" данного URL следует искать "ниже" данного расположения в файловой системе.</text:p>
      <text:p text:style-name="P1"><text:span text:style-name="T2">AliasMatch URL-regexp filesystem-path </text:span><text:span text:style-name="Teletype"><text:span text:style-name="T2">[AV]</text:span></text:span></text:p>
      <text:p text:style-name="P11">Определяет более сложные правила поиска данных в файловой системе по результатам сравнения URL с регулярным выражением.</text:p>
      <text:p text:style-name="P1"><text:span text:style-name="T2">Redirect [status ]URL-path URL </text:span><text:span text:style-name="Teletype"><text:span text:style-name="T2">[AVDh]</text:span></text:span></text:p>
      <text:p text:style-name="P11">В ответ на запрос URL-path и "ниже" расположенных документов возвращает указанный код ответа (302 по умолчанию) и перенаправляет клиента на другой URL. Статус может задаваться как число или символически: permanent (301), temp (302), seeother (303), gone (410). Для кода ответа 410 URL ответа должен быть опущен.</text:p>
      <text:p text:style-name="P1"><text:span text:style-name="T2">RedirectMatch [status ]URL-regexp URL </text:span><text:span text:style-name="Teletype"><text:span text:style-name="T2">[AVDh]</text:span></text:span></text:p>
      <text:p text:style-name="P11">Аналогично Redirect, с использованием для сравнения переданного URL не точного соответствия а заданного регулярного выражения.</text:p>
      <text:p text:style-name="P1"><text:span text:style-name="T2">RedirectTemp URL-path URL </text:span><text:span text:style-name="Teletype"><text:span text:style-name="T2">[AVDh]</text:span></text:span></text:p>
      <text:p text:style-name="P11">Аналогично Redirect с использованием кода ответа 302.</text:p>
      <text:p text:style-name="P1"><text:span text:style-name="T2">RedirectPermanent URL-path URL </text:span><text:span text:style-name="Teletype"><text:span text:style-name="T2">[AVDh]</text:span></text:span></text:p>
      <text:p text:style-name="P11">Аналогично Redirect с использованием кода ответа 301.</text:p>
      <text:p text:style-name="P1"><text:span text:style-name="T2">ScriptAlias URL-path filesystem-path </text:span><text:span text:style-name="Teletype"><text:span text:style-name="T2">[AV]</text:span></text:span></text:p>
      <text:p text:style-name="P11">Действует аналогично Alias но автоматически задаёт запуск cgi-handler обработчика для всех файлов внутри целевой директории.</text:p>
      <text:p text:style-name="P1"><text:soft-page-break/><text:span text:style-name="T2">ScriptMatch URL-regexp filesystem-path </text:span><text:span text:style-name="Teletype"><text:span text:style-name="T2">[AV]</text:span></text:span></text:p>
      <text:p text:style-name="P11">Аналогично ScriptAlias, с проверкой URL регулярным выражением.</text:p>
      <text:h text:style-name="P18" text:outline-level="4"><text:bookmark text:name="id2564219"/>mod_rewrite - управляющий расположением документов на сервере</text:h>
      <text:p text:style-name="P4">В кратком собрании описания директив Apache сложно описать задачи решаемые этим сложным модулем. Как руководство к действию лучше всего использовать специальные разделы apache-manual "Module mod_rewrite URL Rewriting Engine" и "URL Rewriting Guide". Обучиться использованию данного модуля проще всего рассматривая конкретные задачи и их решения с его использованием.</text:p>
      <text:p text:style-name="P4">Ниже приведён синтаксис директив этого модуля.</text:p>
      <text:p text:style-name="P1"><text:span text:style-name="T2">RewriteEngine on|off </text:span><text:span text:style-name="Teletype"><text:span text:style-name="T2">[AVDh]</text:span></text:span></text:p>
      <text:p text:style-name="P1"><text:span text:style-name="T2">RewriteOptions inherit </text:span><text:span text:style-name="Teletype"><text:span text:style-name="T2">[AVDh]</text:span></text:span></text:p>
      <text:p text:style-name="P1"><text:span text:style-name="T2">RewriteLog filename </text:span><text:span text:style-name="Teletype"><text:span text:style-name="T2">[AV]</text:span></text:span></text:p>
      <text:p text:style-name="P1"><text:span text:style-name="T2">RewriteLogLevel level </text:span><text:span text:style-name="Teletype"><text:span text:style-name="T2">[AV]</text:span></text:span></text:p>
      <text:p text:style-name="P1"><text:span text:style-name="T2">RewriteLock filename </text:span><text:span text:style-name="Teletype"><text:span text:style-name="T2">[A]</text:span></text:span></text:p>
      <text:p text:style-name="P1"><text:span text:style-name="T2">RewriteMap MapName MapType:MapSource </text:span><text:span text:style-name="Teletype"><text:span text:style-name="T2">[AV]</text:span></text:span></text:p>
      <text:p text:style-name="P1"><text:span text:style-name="T2">RewriteBase URL-path </text:span><text:span text:style-name="Teletype"><text:span text:style-name="T2">[Dh]</text:span></text:span></text:p>
      <text:p text:style-name="P1"><text:span text:style-name="T2">RewriteCond TestString CondPattern </text:span><text:span text:style-name="Teletype"><text:span text:style-name="T2">[AVDh]</text:span></text:span></text:p>
      <text:p text:style-name="P1"><text:span text:style-name="T2">RewriteRule Pattern Substitution </text:span><text:span text:style-name="Teletype"><text:span text:style-name="T2">[AVDh]</text:span></text:span></text:p>
      <text:h text:style-name="P18" text:outline-level="4"><text:bookmark text:name="id2564361"/>mod_speling - пытающийся исправлять ошибки в URL, которые клиенты запрашивают с сервера</text:h>
      <text:p text:style-name="P1"><text:span text:style-name="T2">CheckSpelling on|off </text:span><text:span text:style-name="Teletype"><text:span text:style-name="T2">[AVDh]</text:span></text:span></text:p>
      <text:p text:style-name="P11">Включает работу данного модуля в заданной области документов сервера.</text:p>
      <text:h text:style-name="P18" text:outline-level="4"><text:bookmark text:name="id2564386"/>mod_vhost_alias - определяющий шаблоны для виртуальных серверов обслуживаемых на данном сервере</text:h>
      <text:p text:style-name="P4">В обслуживаемых параметрах для директив данного модуля могут быть использованы следующие макроподстановки:</text:p>
      <text:list xml:id="list8948849391942470946" text:style-name="L3">
        <text:list-item>
          <text:p text:style-name="P7"><text:span text:style-name="Teletype"><text:span text:style-name="T3">%%</text:span></text:span><text:span text:style-name="T2"> - вставляет знак процента</text:span></text:p>
        </text:list-item>
        <text:list-item>
          <text:p text:style-name="P7"><text:span text:style-name="Teletype"><text:span text:style-name="T3">%p</text:span></text:span><text:span text:style-name="T2"> - вставляет номер порта к которому произведено обращение</text:span></text:p>
        </text:list-item>
        <text:list-item>
          <text:p text:style-name="P7"><text:span text:style-name="Teletype"><text:span text:style-name="T3">%N.M</text:span></text:span><text:span text:style-name="T2"> - определяет определённую часть имени хоста. Подробности в разделе "Module mod_vhost_alias" документации Apache.</text:span></text:p>
        </text:list-item>
        <text:list-item>
          <text:p text:style-name="P7"><text:span text:style-name="Teletype"><text:span text:style-name="T3">%0</text:span></text:span><text:span text:style-name="T2"> - частный случай %N.M - все имя виртуального хоста.</text:span></text:p>
        </text:list-item>
        <text:list-item>
          <text:p text:style-name="P7"><text:span text:style-name="Teletype"><text:span text:style-name="T3">%-2</text:span></text:span><text:span text:style-name="T2"> - частный случай %N.M - две последние части имени. В общем случае - имя домена к которому произведено обращение.</text:span></text:p>
        </text:list-item>
      </text:list>
      <text:p text:style-name="P1"><text:span text:style-name="T2">VirtualDocumentRoot interpolated-directory </text:span><text:span text:style-name="Teletype"><text:span text:style-name="T2">[AV]</text:span></text:span></text:p>
      <text:p text:style-name="P11"><text:soft-page-break/>Указывает Apache каталог в котором ведётся поиск документов динамически конфигурируемых виртуальных серверов. Если параметр не содержит макро-символов Apache будет искать документы в одном и том же каталоге для всех запрашиваемых виртуальных имён.</text:p>
      <text:p text:style-name="P1"><text:span text:style-name="T2">VirtualDocumentRootIP interpolated-directory </text:span><text:span text:style-name="Teletype"><text:span text:style-name="T2">[AV]</text:span></text:span></text:p>
      <text:p text:style-name="P1"><text:span text:style-name="T2">VirtualScriptAlias interpolated-directory </text:span><text:span text:style-name="Teletype"><text:span text:style-name="T2">[AV]</text:span></text:span></text:p>
      <text:p text:style-name="P11">Интерполирует виртуальную директорию cgi-bin для динамически конфигурируемых сайтов.</text:p>
      <text:p text:style-name="P1"><text:span text:style-name="T2">VirtualScriptAliasIP interpolated-directory </text:span><text:span text:style-name="Teletype"><text:span text:style-name="T2">[AV]</text:span></text:span></text:p>
      <text:h text:style-name="P18" text:outline-level="4"><text:bookmark text:name="id2564544"/>mod_dir - обрабатывающий запросы к директориям</text:h>
      <text:p text:style-name="P1"><text:span text:style-name="T2">DirectoryIndex local-url [local-url] ... </text:span><text:span text:style-name="Teletype"><text:span text:style-name="T2">[AVDh]</text:span></text:span></text:p>
      <text:p text:style-name="P11">Определяет список файлов, которые Apache будет искать в запрошенной директории и передавать клиенту как ответ на поступивший запрос. Может указывать не только на файлы расположенные внутри запрошенного каталога. Разрешается ссылаться и на определённый абсолютным путём URL. Например /cgi-bin/directory.cgi</text:p>
      <text:h text:style-name="P18" text:outline-level="4"><text:bookmark text:name="id2564585"/>mod_autoindex - предоставляющий возможность показа списка файлов в директориях</text:h>
      <text:p text:style-name="P1"><text:span text:style-name="T2">AddAlt string file [file] ... </text:span><text:span text:style-name="Teletype"><text:span text:style-name="T2">[AVDh]</text:span></text:span></text:p>
      <text:p text:style-name="P11">Директива определяет подписи под иконками в файл-листинге. Может использоваться не только с именами файлов в качестве параметров, но и только с их расширениями.</text:p>
      <text:p text:style-name="P1"><text:span text:style-name="T2">AddAltByEncoding string MIME-encoding [MIME-encoding] ... </text:span><text:span text:style-name="Teletype"><text:span text:style-name="T2">[AVDh]</text:span></text:span></text:p>
      <text:p text:style-name="P11">Определяет подписи под иконками в листинге, для которых определена MIME-кодировка присутствующая в списке параметров.</text:p>
      <text:p text:style-name="P1"><text:span text:style-name="T2">AddAltByType string MIME-type [MIME-type] ... </text:span><text:span text:style-name="Teletype"><text:span text:style-name="T2">[AVDh]</text:span></text:span></text:p>
      <text:p text:style-name="P11">Аналогично AddAltByEncoding, но использует для подстановки описания определяемый MIME-тип объекта.</text:p>
      <text:p text:style-name="P1"><text:span text:style-name="T2">AddDescription string file [file] ... </text:span><text:span text:style-name="Teletype"><text:span text:style-name="T2">[AVDh]</text:span></text:span></text:p>
      <text:p text:style-name="P11">Действует аналогично AddAlt, добавляя строковое описание с типом или именем файла. Текст будет появляться справа от имени файла.</text:p>
      <text:p text:style-name="P1"><text:span text:style-name="T2">AddIcon icon name [name] ... </text:span><text:span text:style-name="Teletype"><text:span text:style-name="T2">[AVDh]</text:span></text:span></text:p>
      <text:p text:style-name="P1"><text:span text:style-name="T2">AddIcon (string,icon) name [name] ... </text:span><text:span text:style-name="Teletype"><text:span text:style-name="T2">[AVDh]</text:span></text:span></text:p>
      <text:p text:style-name="P1"><text:span text:style-name="T2">AddIconByEncoding icon name [name] ... </text:span><text:span text:style-name="Teletype"><text:span text:style-name="T2">[AVDh]</text:span></text:span></text:p>
      <text:p text:style-name="P1"><text:span text:style-name="T2">AddIconByType icon name [name] ... </text:span><text:span text:style-name="Teletype"><text:span text:style-name="T2">[AVDh]</text:span></text:span></text:p>
      <text:p text:style-name="P11">Задаёт Apache соответствие между именами или расширениями файлов и показываемой в листинге картинкой (иконкой). Второй вариант синтаксиса позволяет одновременно задавать подпись (см. выше AddAlt)</text:p>
      <text:p text:style-name="P1"><text:span text:style-name="T2">DefaultIcon url </text:span><text:span text:style-name="Teletype"><text:span text:style-name="T2">[AVDh]</text:span></text:span></text:p>
      <text:p text:style-name="P11"><text:soft-page-break/>Определяет URL иконки, которая будет использована по умолчанию.</text:p>
      <text:p text:style-name="P1"><text:span text:style-name="T2">FancyIndexing on|off </text:span><text:span text:style-name="Teletype"><text:span text:style-name="T2">[AVDh]</text:span></text:span></text:p>
      <text:p text:style-name="P11">Включает-выключает возможность показа индекса для каталогов.</text:p>
      <text:p text:style-name="P1"><text:span text:style-name="T2">HeaderName filename </text:span><text:span text:style-name="Teletype"><text:span text:style-name="T2">[AVDh]</text:span></text:span></text:p>
      <text:p text:style-name="P11">Задаёт файл-заголовок, который будет вставлен над перечнем файлов при показе индекса.</text:p>
      <text:p text:style-name="P1"><text:span text:style-name="T2">IndexIgnore filename [filname] ... </text:span><text:span text:style-name="Teletype"><text:span text:style-name="T2">[AVDh]</text:span></text:span></text:p>
      <text:p text:style-name="P11">Определяет маску файлов, которые не будут отображаться в листинге директории.</text:p>
      <text:p text:style-name="P1"><text:span text:style-name="T2">IndexOptions param [param] ... </text:span><text:span text:style-name="Teletype"><text:span text:style-name="T2">[AVDh]</text:span></text:span></text:p>
      <text:p text:style-name="P11">Изменяет способ вывода индекса файлов. Описание всех директив можно посмотреть в apache-manual.</text:p>
      <text:p text:style-name="P1"><text:span text:style-name="T2">IndexOrderDafault Ascending|Descending Name|Date|Size|Description </text:span><text:span text:style-name="Teletype"><text:span text:style-name="T2">[AVDh]</text:span></text:span></text:p>
      <text:p text:style-name="P11">Определяет способ сортировки файлов в списке по-умолчанию. Пользователь способен изменять сортировку уже показанного списка, если это не запрещено в IndexOptions.</text:p>
      <text:p text:style-name="P1"><text:span text:style-name="T2">ReadmeName filename </text:span><text:span text:style-name="Teletype"><text:span text:style-name="T2">[AVDh]</text:span></text:span></text:p>
      <text:p text:style-name="P11">Указывает имя файла, содержимое которого будет добавлено после листинга файлов.</text:p>
      <text:h text:style-name="P18" text:outline-level="4"><text:bookmark text:name="id2564833"/>mod_access - разрешает или запрещает доступ клиента к документам веб-сервера</text:h>
      <text:p text:style-name="P1"><text:span text:style-name="T2">Allow from all|host|env=env-variable [host|env=env-variable] ... </text:span><text:span text:style-name="Teletype"><text:span text:style-name="T2">[Dh]</text:span></text:span></text:p>
      <text:p text:style-name="P11">Разрешает доступ к каталогам сервера. Либо для всех клиентов, либо для клиентов пришедших с указанного IP, либо с указанного символического имени хоста. В качестве параметра так же может быть указано условное выражение с именем переменной. В случае с IP и именем хоста можно использовать только последнюю часть имени или первые части IP адреса. IP может быть дополнен маской сети или обратной маской после символа '/'</text:p>
      <text:p text:style-name="P1"><text:span text:style-name="T2">Deny from all|host|env=env-variable [host|env=env-variable] ... </text:span><text:span text:style-name="Teletype"><text:span text:style-name="T2">[Dh]</text:span></text:span></text:p>
      <text:p text:style-name="P11">Запрещает доступ после проверки, аналогичной директиве Allow.</text:p>
      <text:p text:style-name="P1"><text:span text:style-name="T2">Order Deny,Allow </text:span><text:span text:style-name="Teletype"><text:span text:style-name="T2">[Dh]</text:span></text:span></text:p>
      <text:p text:style-name="P11">Определяет способ проверки доступа к данным. Проверяет директиву Deny. Всем не подпадающим под неё клиентам разрешает доступ.</text:p>
      <text:p text:style-name="P1"><text:span text:style-name="T2">Order Allow,Deny </text:span><text:span text:style-name="Teletype"><text:span text:style-name="T2">[Dh]</text:span></text:span></text:p>
      <text:p text:style-name="P11">Определяет способ проверки доступа к данным. Проверяет директиву Allow. Всем остальным клиентам доступ запрещается.</text:p>
      <text:p text:style-name="P1"><text:span text:style-name="T2">Order Mutual-failure </text:span><text:span text:style-name="Teletype"><text:span text:style-name="T2">[Dh]</text:span></text:span></text:p>
      <text:p text:style-name="P11">Проверяет обе директивы и разрешает доступ клиентам "попавшим" в Allow, но не затронутых по Deny.</text:p>
      <text:h text:style-name="P18" text:outline-level="4"><text:bookmark text:name="id2564940"/><text:soft-page-break/>mod_auth - указывает необходимость авторизации с использованием текстовых файлов</text:h>
      <text:p text:style-name="P1"><text:span text:style-name="T2">AuthGroupFile file-path </text:span><text:span text:style-name="Teletype"><text:span text:style-name="T2">[Dh]</text:span></text:span></text:p>
      <text:p text:style-name="P11">Определяет текстовый файл, в котором будут описаны группы пользователей. Имеются некоторые проблемы при работе с большими списками.</text:p>
      <text:p text:style-name="P1"><text:span text:style-name="T2">AuthUserFile file-path </text:span><text:span text:style-name="Teletype"><text:span text:style-name="T2">[Dh]</text:span></text:span></text:p>
      <text:p text:style-name="P11">Определяет текстовый файл хранящий имена и пароли пользователей. Пароль рекомендуется вводить-менять утилитой htpasswd.</text:p>
      <text:p text:style-name="P1"><text:span text:style-name="T2">AuthAuthoritative on|off </text:span><text:span text:style-name="Teletype"><text:span text:style-name="T2">[Dh]</text:span></text:span></text:p>
      <text:p text:style-name="P11">Определяет важность аутентификации. По умолчанию применяется значение ON. При указании OFF клиенты не предоставившие необходимого имени пользователя будут проверяться другими модулями - по IP или иначе...</text:p>
      <text:h text:style-name="P18" text:outline-level="4"><text:bookmark text:name="id2565009"/>mod_auth_dbm - указывает необходимость авторизации с использованием DBM файлов</text:h>
      <text:p text:style-name="P4">Инструкции использования директив модуля аналогичны mod_auth. Для хранения групп/паролей используются DBM файлы.</text:p>
      <text:p text:style-name="P1"><text:span text:style-name="T2">AuthDBMGroupFile file-path </text:span><text:span text:style-name="Teletype"><text:span text:style-name="T2">[Dh]</text:span></text:span></text:p>
      <text:p text:style-name="P1"><text:span text:style-name="T2">AuthDBMUserFile file-path </text:span><text:span text:style-name="Teletype"><text:span text:style-name="T2">[Dh]</text:span></text:span></text:p>
      <text:p text:style-name="P1"><text:span text:style-name="T2">AuthDBMAuthoritative on|off </text:span><text:span text:style-name="Teletype"><text:span text:style-name="T2">[Dh]</text:span></text:span></text:p>
      <text:h text:style-name="P18" text:outline-level="4"><text:bookmark text:name="id2565060"/>mod_auth_db - указывает необходимость авторизации с использованием DB файлов</text:h>
      <text:p text:style-name="P4">Инструкции к директивам аналогичны mod_auth. Для хранения групп и паролей используются Berkley-DB файлы.</text:p>
      <text:p text:style-name="P1"><text:span text:style-name="T2">AuthDBGroupFile file-path </text:span><text:span text:style-name="Teletype"><text:span text:style-name="T2">[Dh]</text:span></text:span></text:p>
      <text:p text:style-name="P1"><text:span text:style-name="T2">AuthDBUserFile file-path </text:span><text:span text:style-name="Teletype"><text:span text:style-name="T2">[Dh]</text:span></text:span></text:p>
      <text:p text:style-name="P1"><text:span text:style-name="T2">AuthDBAuthoritative on|off </text:span><text:span text:style-name="Teletype"><text:span text:style-name="T2">[Dh]</text:span></text:span></text:p>
      <text:h text:style-name="P18" text:outline-level="4"><text:bookmark text:name="id2565110"/>mod_auth_anon - предоставляющий возможность предоставления схожей с FTP-сайтами анонимной авторизации</text:h>
      <text:p text:style-name="P1"><text:span text:style-name="T2">Anonymous user [user] ... </text:span><text:span text:style-name="Teletype"><text:span text:style-name="T2">[Dh]</text:span></text:span></text:p>
      <text:p text:style-name="P11">Определяет список пользователей, которым необходимо предоставить анонимный доступ без проверки пароля. Имена, включающие пробелы необходимо заключать в кавычки.</text:p>
      <text:p text:style-name="P1"><text:span text:style-name="T2">Anonymous_Authoritative on|off </text:span><text:span text:style-name="Teletype"><text:span text:style-name="T2">[Dh]</text:span></text:span></text:p>
      <text:p text:style-name="P11">См. AuthAuthoritative в модуле mod_auth.</text:p>
      <text:p text:style-name="P1"><text:span text:style-name="T2">Anonymous_LogEmail on|off </text:span><text:span text:style-name="Teletype"><text:span text:style-name="T2">[Dh]</text:span></text:span></text:p>
      <text:p text:style-name="P11">Включает запись в ErrorLog переданных в качестве паролей адресов электронной почты.</text:p>
      <text:p text:style-name="P1"><text:span text:style-name="T2">Anonymous_MustGiveEmail on|off </text:span><text:span text:style-name="Teletype"><text:span text:style-name="T2">[Dh]</text:span></text:span></text:p>
      <text:p text:style-name="P11"><text:soft-page-break/>Указывает, что анонимные пользователи обязаны передавать адрес электронной почты в качестве пароля, тем самым запрещая вход без пароля.</text:p>
      <text:p text:style-name="P1"><text:span text:style-name="T2">Anonymous_NoUserID on|off </text:span><text:span text:style-name="Teletype"><text:span text:style-name="T2">[Dh]</text:span></text:span></text:p>
      <text:p text:style-name="P11">Разрешает доступ без ввода имени пользователя в окне запроса броузера. Может быть затруднительным для некоторых версий InternetExplorer.</text:p>
      <text:p text:style-name="P1"><text:span text:style-name="T2">Anonymous_VerifyEmail on|off </text:span><text:span text:style-name="Teletype"><text:span text:style-name="T2">[Dh]</text:span></text:span></text:p>
      <text:p text:style-name="P11">Устанавливает процедуру синтаксиса передаваемого email адреса. Считает аутентификацию успешной только при синтаксически правильном адресе ЭП.</text:p>
      <text:h text:style-name="P18" text:outline-level="4"><text:bookmark text:name="id2565221"/>mod_auth_digest - обрабатывающий передаваемые в цифровом виде имена пользователей и пароли</text:h>
      <text:p text:style-name="P4">Модуль экспериментальный и в данный момент совершенствуется. Функции, работающие в этом модуле так же частично поддерживаются mod_digest</text:p>
      <text:p text:style-name="P1"><text:span text:style-name="T2">AuthDigestFile file-path </text:span><text:span text:style-name="Teletype"><text:span text:style-name="T2">[Dh]</text:span></text:span></text:p>
      <text:p text:style-name="P11">Определяет расположение файла цифровых паролей. Редактирование таких файлов осуществляется утилитой htdigest.</text:p>
      <text:p text:style-name="P1"><text:span text:style-name="T2">AuthDigestGroupFile file-path </text:span><text:span text:style-name="Teletype"><text:span text:style-name="T2">[Dh]</text:span></text:span></text:p>
      <text:p text:style-name="P11">Указывает расположение текстового файла определяющего соответствие имён групп и пользователей.</text:p>
      <text:p text:style-name="P1"><text:span text:style-name="T2">AuthDigestQop none|auth|auth-int [auth|auth-int] </text:span><text:span text:style-name="Teletype"><text:span text:style-name="T2">[Dh]</text:span></text:span></text:p>
      <text:p text:style-name="P11">Определяет качественность проверки аутентификации. Подробности в apache-manual и на сайте apache.org</text:p>
      <text:p text:style-name="P1"><text:span text:style-name="T2">AuthDigestNonceLifetime seconds </text:span><text:span text:style-name="Teletype"><text:span text:style-name="T2">[Dh]</text:span></text:span></text:p>
      <text:p text:style-name="P11">Задаёт продолжительность сеанса работы аутентифицированого пользователя.</text:p>
      <text:p text:style-name="P1"><text:span text:style-name="T2">AuthDigestDomain URI [URI] ... </text:span><text:span text:style-name="Teletype"><text:span text:style-name="T2">[Dh]</text:span></text:span></text:p>
      <text:p text:style-name="P11">Определяет область действия авторизационных запросов. Необходимо указывать как минимум один локальный URL. Возможно использовать так же и внешние URL, указывающие на другие сайты, в этом случае, клиент будет пытаться использовать те же данные для авторизации на них.</text:p>
      <text:h text:style-name="P18" text:outline-level="4"><text:bookmark text:name="id2565332"/>mod_digest - обрабатывающий цифровую (MD5) авторизацию</text:h>
      <text:p text:style-name="P1"><text:span text:style-name="T2">AuthDigestFile filename </text:span><text:span text:style-name="Teletype"><text:span text:style-name="T2">[Dh]</text:span></text:span></text:p>
      <text:p text:style-name="P11">Определяет расположение файла цифровых паролей. Редактирование таких файлов осуществляется утилитой htdigest.</text:p>
      <text:h text:style-name="P18" text:outline-level="4"><text:bookmark text:name="id2565357"/>mod_headers - предоставляющий возможность передачи в ответе клиенту заданных HTTP заголовков</text:h>
      <text:p text:style-name="P1"><text:span text:style-name="T2">Header set|append|add header value </text:span><text:span text:style-name="Teletype"><text:span text:style-name="T2">[AVDh]</text:span></text:span></text:p>
      <text:p text:style-name="P1"><text:span text:style-name="T2">Header unset header </text:span><text:span text:style-name="Teletype"><text:span text:style-name="T2">[AVDh]</text:span></text:span></text:p>
      <text:p text:style-name="P11">Устанавливает, добавляет, изменяет или сбрасывает значение заголовка ответа.</text:p>
      <text:h text:style-name="P18" text:outline-level="4"><text:bookmark text:name="id2565395"/><text:soft-page-break/>mod_cern_meta - эмулирующий поведение веб-сервера CERN, ответ которого можно изменять специальными '.meta' - файлами</text:h>
      <text:p text:style-name="Text_20_body"><text:span text:style-name="T2">Этот модуль считается устаревшим, но до сих пор используется некоторыми веб-приложениями. Дополнительная информация о meta-файлах: </text:span><text:a xlink:type="simple" xlink:href="http://www.w3.org/pub/WWW/Daemon/User/Config/General.html#MetaDir" office:target-frame-name="_top" xlink:show="replace" text:style-name="Internet_20_link" text:visited-style-name="Visited_20_Internet_20_Link">http://www.w3.org/pub/WWW/Daemon/User/Config/General.html#MetaDir</text:a><text:span text:style-name="T2"> </text:span></text:p>
      <text:p text:style-name="P1"><text:span text:style-name="T2">MetaFiles on|off </text:span><text:span text:style-name="Teletype"><text:span text:style-name="T2">[h]</text:span></text:span></text:p>
      <text:p text:style-name="P11">Включает - выключает работу модуля в данном расположении.</text:p>
      <text:p text:style-name="P1"><text:span text:style-name="T2">MetaDir directory </text:span><text:span text:style-name="Teletype"><text:span text:style-name="T2">[h]</text:span></text:span></text:p>
      <text:p text:style-name="P11">Определяет директорию, которую Apache будет просматривать в поиске meta-файлов.</text:p>
      <text:p text:style-name="P1"><text:span text:style-name="T2">MetaSuffix suffix </text:span><text:span text:style-name="Teletype"><text:span text:style-name="T2">[h]</text:span></text:span></text:p>
      <text:p text:style-name="P11">Определяет расширение файлов, которое будет использоваться для поиска meta-информации о файле запроса.</text:p>
      <text:h text:style-name="P18" text:outline-level="4"><text:bookmark text:name="id2565469"/>mod_expires - управляющий выдачей HTTP заголовков 'Expires' по заданным критериям</text:h>
      <text:p text:style-name="P1"><text:span text:style-name="T2">ExpiresActive on|off </text:span><text:span text:style-name="Teletype"><text:span text:style-name="T2">[AVDH]</text:span></text:span></text:p>
      <text:p text:style-name="P11">Активирует работу модуля в данном расположении</text:p>
      <text:p text:style-name="P1"><text:span text:style-name="T2">ExpiresByType mime-type A|M seconds </text:span><text:span text:style-name="Teletype"><text:span text:style-name="T2">[AVDH]</text:span></text:span><text:span text:style-name="T2"> </text:span></text:p>
      <text:p text:style-name="P1"><text:span text:style-name="T2">ExpiresByType mime-type "access|modification [plus]{ num years|months|weeks|days|hours|minutes|seconds}*" </text:span><text:span text:style-name="Teletype"><text:span text:style-name="T2">[AVDH]</text:span></text:span><text:span text:style-name="T2"> </text:span></text:p>
      <text:p text:style-name="P1"><text:span text:style-name="T2">ExpiresDefault A|Mseconds </text:span><text:span text:style-name="Teletype"><text:span text:style-name="T2">[AVDH]</text:span></text:span><text:span text:style-name="T2"> </text:span></text:p>
      <text:p text:style-name="P1"><text:span text:style-name="T2">ExpiresDefault "access|modification [plus]{ num years|months|weeks|days|hours|minutes|seconds}*" </text:span><text:span text:style-name="Teletype"><text:span text:style-name="T2">[AVDH]</text:span></text:span></text:p>
      <text:p text:style-name="P11">Устанавливает выдачу заголовка Expires (для выбранного MIME типа в случае *ByType). Синтаксис вполне интуитивно - понятный. Ключевому слову 'access' соответствует так же слово 'now'.</text:p>
      <text:h text:style-name="P18" text:outline-level="4"><text:bookmark text:name="id2565557"/>mod_include - поддерживающий включения на стороне сервера - SSI</text:h>
      <text:p text:style-name="P4">Несмотря на то, что в данном модуле всего одна, редко применяемая директива применение его очень распространено.</text:p>
      <text:p text:style-name="P4">Модуль реализует обработчик 'server-parsed', который в самом простом случае активируется следующим образом:</text:p>
      <text:p text:style-name="P4">AddType text/html .shtml</text:p>
      <text:p text:style-name="P4">AddHandler server-parsed .shtml</text:p>
      <text:p text:style-name="P4">После этого, в каталогах для которых установлено 'Options +Includes', в файлах с расширением '.shtml' разрешается использовать специальные SSI-конструкции, общий вид которых:</text:p>
      <text:p text:style-name="P4">&lt;!--#element attribute1="value1" attribute2='value2' ... --&gt;</text:p>
      <text:p text:style-name="P2">config</text:p>
      <text:p text:style-name="P11">Директива, настраивающая разбор SSI. Может использовать атрибуты: 'errmsg' - сообщение, которое будет передаваться броузеру при обнаружении ошибки в SSI документе; 'sizefmt' - параметр <text:soft-page-break/>указывающий формат вывода размера файлов; 'timefmt' - формат вывода даты и времени аналогичный системной функции strftime(3) и утилиты date(1).</text:p>
      <text:p text:style-name="P2">echo</text:p>
      <text:p text:style-name="P11">Директива вывода в документ переменной окружения, имя которой передаётся в атрибуте 'var'.</text:p>
      <text:p text:style-name="P2">exec</text:p>
      <text:p text:style-name="P11">Директива, выполняющая команду оболочка (атрибут 'cmd') или cgi-скрипт (атрибут 'cgi'). Для скриптов правильнее использовать 'include virtual' директиву.</text:p>
      <text:p text:style-name="P2">fsize</text:p>
      <text:p text:style-name="P11">Директива показа размера файла (атрибут 'file') или страницы с относительным URL (атрибут 'url'). Для текущего URL разрешено использовать '/'</text:p>
      <text:p text:style-name="P2">flastmod</text:p>
      <text:p text:style-name="P11">Директива показа даты-времени последней модификации файла. Формат вывода берётся из 'config timefmt', атрибуты аналогичны 'fsize'</text:p>
      <text:p text:style-name="P2">include</text:p>
      <text:p text:style-name="P11">Директива включения в обрабатываемый документ других документов. При использовании атрибута 'file' вставляет файл c указанным относительным именем, причём имя не может начинаться ни с '/' (быть абсолютным) ни с '../'. Рекомендуется использовать эту директиву с атрибутом 'virtual', значение которого будет интерпретироваться как адрес внутри данного файла (при этом корневой - '/' - URI будет указывать на корневой URI сайта). Ограничения, накладываемые на 'virtual' так же не позволяют использовать схему URL (http://, ftp://...) или имя сайта. Только при включении через 'virtual' возможны многоступенчатые вложения.</text:p>
      <text:p text:style-name="P2">printenv</text:p>
      <text:p text:style-name="P11">Выдаёт все переменные окружения вместе с их содержимым существующие на момент выполнения директивы. Конечно возможно было бы использовать например &lt;!--exec cmd="set"&gt;, но при этом вывод будет содержать излишние переменные shell устанавливаемые во время запуска exec.</text:p>
      <text:p text:style-name="P2">set</text:p>
      <text:p text:style-name="P11">Изменяет (устанавливает) значение переменной SSI. Имя переменной задаётся в атрибуте 'var', а её значение - в 'value'.</text:p>
      <text:p text:style-name="P4">Во время разбора SSI страницы в её контексте устанавливаются следующие служебные переменные: 'DATE_GMT', 'DATE_LOCAL' - время поступления запроса по Гринвичу и по местному времени, 'DOCUMENT_NAME' - имя файла, запрошенного документа без каталогов, 'DOCUMENT_URI' - адрес документа запрошенного пользователем без "escape-последовательностей", 'LAST_MODIFIED' - дата последней модификации запрошенного пользователем документа.</text:p>
      <text:p text:style-name="P4">В контексте страницы непременно наравне с этими переменными предоставляется доступ и ко всем другим, стандартным для CGI переменным окружения. Эти переменные, так и назначаемые директивой 'set' пары "переменная - значение" могут быть использованы во всех директивах SSI. В директиве 'echo' необходимо просто указать имя переменной в атрибуте 'var', а в других директивах, при необходимости подстановки переменной внутри атрибута используют её имя с предшествующим знаком доллара. Например если имя переменной - MyVarName, то для её вставки используют $MyVarName, либо ${MyVarName} для отделения <text:soft-page-break/>переменной от последующих символов (в общем то эти правила похожи на работу с переменными shell и perl скриптов)</text:p>
      <text:p text:style-name="P2">if, else, elif, endif</text:p>
      <text:p text:style-name="P11">Директивы конструирования условных конструкций. В 'if' и 'elif' используется атрибут 'expr' определяющий условие. Очень сложно в нескольких строках объяснить детали построения условных выражений внутри SSI. Это подробно описано в apache-manual к которому настоятельно рекомендуется обращаться всем, собирающимся серьёзно познать детали работы веб-сервера. Приведём лишь самый простой пример из документации: </text:p>
      <text:p text:style-name="P19"><text:s text:c="16"/><text:span text:style-name="T2">&lt;!--#if expr="\"$DOCUMENT_URI\" = \"/foo/file.html\"" --&gt;</text:span></text:p>
      <text:p text:style-name="P19"><text:s text:c="16"/><text:span text:style-name="T2">in foo</text:span></text:p>
      <text:p text:style-name="P19"><text:s text:c="16"/><text:span text:style-name="T2">&lt;!--#elif expr="\"$DOCUMENT_URI\" = \"/bar/file.html\"" --&gt;</text:span></text:p>
      <text:p text:style-name="P19"><text:s text:c="16"/><text:span text:style-name="T2">in bar</text:span></text:p>
      <text:p text:style-name="P19"><text:s text:c="16"/><text:span text:style-name="T2">&lt;!--#else --&gt;</text:span></text:p>
      <text:p text:style-name="P19"><text:s text:c="16"/><text:span text:style-name="T2">in neither</text:span></text:p>
      <text:p text:style-name="P20"><text:s text:c="16"/><text:span text:style-name="T2">&lt;!--#endif --&gt;</text:span></text:p>
      <text:p text:style-name="P1"><text:span text:style-name="T2">XBitHack on|off|full </text:span><text:span text:style-name="Teletype"><text:span text:style-name="T2">[AVDh]</text:span></text:span></text:p>
      <text:p text:style-name="P11">Данная директива конфигурирования включает-выключает (on и full - off) проверку "бита запуска" (execute bit) в правах файлов. При том 'on' требует наличия права запуска у владельца файла а 'full' позволяет использовать право запуска группы владельца. Директива влияет на обработку файлов с MIME-типом text/html.</text:p>
      <text:h text:style-name="P18" text:outline-level="4"><text:bookmark text:name="id2565867"/>mod_cgi - позволяет запускать CGI приложения под управлением Apache</text:h>
      <text:p text:style-name="P4">Как и в случае mod_include главное действие этой директивы - установка обработчика cgi-script,который указывает на необходимость запуска файлов в среде модуля и возврата клиенту (через ядро Apache) результатов работы скрипта.</text:p>
      <text:p text:style-name="P1"><text:span text:style-name="T2">ScriptLog filename </text:span><text:span text:style-name="Teletype"><text:span text:style-name="T2">[A]</text:span></text:span></text:p>
      <text:p text:style-name="P11">Открывает (создаёт если это необходимо) файл для записи сообщений о запуске и об ошибках при работе со скриптами cgi. Работа с файлом ведётся от имени пользователя заданного в директиве 'User', поэтому необходимо быть внимательными с правами на файлы и каталоги.</text:p>
      <text:p text:style-name="P1"><text:span text:style-name="T2">ScriptLogLength bytes </text:span><text:span text:style-name="Teletype"><text:span text:style-name="T2">[A]</text:span></text:span></text:p>
      <text:p text:style-name="P11">Определяет лимит размера лога сообщений mod_cgi в байтах. При достижении лимита запись в лог прекращается.</text:p>
      <text:p text:style-name="P1"><text:span text:style-name="T2">ScriptLogBuffer bytes </text:span><text:span text:style-name="Teletype"><text:span text:style-name="T2">[A]</text:span></text:span></text:p>
      <text:p text:style-name="P11">Указывает размер служебного буфера для сообщений cgi. По умолчанию буфер равен 1024-м байтам.</text:p>
      <text:h text:style-name="P18" text:outline-level="4"><text:bookmark text:name="id2565949"/>mod_actions - разрешающий создавать собственные обработчики на основе скриптов CGI</text:h>
      <text:p text:style-name="P1"><text:span text:style-name="T2">Action action-type|MIME-type cgi-script </text:span><text:span text:style-name="Teletype"><text:span text:style-name="T2">[AVDh]</text:span></text:span></text:p>
      <text:p text:style-name="P11">Сообщает Apache о создании нового обработчика или о привязке определённого скрипта ко всем документам заданного MIME типа.Указания на обрабатываемый файл передаются CGI через переменные окружения 'PATH_INFO' и 'PATH_TRANSLATED'.</text:p>
      <text:p text:style-name="P1"><text:span text:style-name="T2">Script method cgi-script </text:span><text:span text:style-name="Teletype"><text:span text:style-name="T2">[AVD]</text:span></text:span></text:p>
      <text:p text:style-name="P11">Переопределяет метод (GET, POST, DELETE или другие) запуском определённого CGI скрипта. Запрошенные URL передаются через переменные окружения 'PATH_INFO' и 'PATH_TRANSLATED'.</text:p>
      <text:h text:style-name="P18" text:outline-level="4"><text:bookmark text:name="id2565999"/><text:soft-page-break/>mod_status - включающий обработчик показа информации о работе сервера</text:h>
      <text:p text:style-name="P4">Модуль инсталлирует обработчик server-status, который необходимо активизировать директивой SetHandler для определённого URL сервера (внутри секции Location например). Данный модуль работает только если Apache запущен в stadalone а не в inetd режиме.</text:p>
      <text:p text:style-name="P1"><text:span text:style-name="T2">ExtendedStatus on|off </text:span><text:span text:style-name="Teletype"><text:span text:style-name="T2">[A]</text:span></text:span></text:p>
      <text:p text:style-name="P11">Включает расширенные возможности показа данных статуса, необходимых только в определённых случаях.</text:p>
      <text:p text:style-name="P8"/>
      <text:p text:style-name="Horizontal_20_Line"/>
      <text:p text:style-name="Text_20_body"><text:span text:style-name="T1">[</text:span><text:a xlink:type="simple" xlink:href="https://docs.altlinux.org/ru-RU/archive/2.4/html-single/master/alt-docs-master/ch06s17.html#id2560772" office:name="ftn.id2560772" text:style-name="Internet_20_link" text:visited-style-name="Visited_20_Internet_20_Link">18</text:a><text:span text:style-name="T1">] </text:span><text:span text:style-name="T2">Под словами «веб-сервер» в данном случае и далее понимается набор программного обеспечения Apache.</text:span></text:p>
      <text:p text:style-name="Text_20_body"><text:span text:style-name="T1">[</text:span><text:a xlink:type="simple" xlink:href="https://docs.altlinux.org/ru-RU/archive/2.4/html-single/master/alt-docs-master/ch06s17.html#id2561317" office:name="ftn.id2561317" text:style-name="Internet_20_link" text:visited-style-name="Visited_20_Internet_20_Link">19</text:a><text:span text:style-name="T1">] </text:span><text:span text:style-name="T2">Процессу (команде, сервису) </text:span><text:span text:style-name="Teletype"><text:span text:style-name="T2">httpd</text:span></text:span><text:span text:style-name="T2"> соответствует процесс httpd-perl из пакета </text:span><text:span text:style-name="Teletype"><text:span text:style-name="T2">apache-mod_perl</text:span></text:span><text:span text:style-name="T2">. Далее рассмотрены вопросы совместного запуска httpd и httpd-perl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row>
          <table:table-cell table:style-name="Таблица2.A1" office:value-type="string">
            <text:p text:style-name="P15"><text:a xlink:type="simple" xlink:href="https://docs.altlinux.org/ru-RU/archive/2.4/html-single/master/alt-docs-master/ch06s16.html" text:style-name="Internet_20_link" text:visited-style-name="Visited_20_Internet_20_Link">Пред.</text:a> </text:p>
          </table:table-cell>
          <table:table-cell table:style-name="Таблица2.A1" office:value-type="string">
            <text:p text:style-name="P17"><text:a xlink:type="simple" xlink:href="https://docs.altlinux.org/ru-RU/archive/2.4/html-single/master/alt-docs-master/ch06.html" text:style-name="Internet_20_link" text:visited-style-name="Visited_20_Internet_20_Link">Уровень выше</text:a></text:p>
          </table:table-cell>
          <table:table-cell table:style-name="Таблица2.A1" office:value-type="string">
            <text:p text:style-name="P16"> <text:a xlink:type="simple" xlink:href="https://docs.altlinux.org/ru-RU/archive/2.4/html-single/master/alt-docs-master/ch06s18.html" text:style-name="Internet_20_link" text:visited-style-name="Visited_20_Internet_20_Link">След.</text:a></text:p>
          </table:table-cell>
        </table:table-row>
        <table:table-row>
          <table:table-cell table:style-name="Таблица2.A2" office:value-type="string">
            <text:p text:style-name="P15">Сервер приложений Zope </text:p>
          </table:table-cell>
          <table:table-cell table:style-name="Таблица2.A1" office:value-type="string">
            <text:p text:style-name="P17"><text:a xlink:type="simple" xlink:href="https://docs.altlinux.org/ru-RU/archive/2.4/html-single/master/alt-docs-master/index.html" text:style-name="Internet_20_link" text:visited-style-name="Visited_20_Internet_20_Link">Начало</text:a></text:p>
          </table:table-cell>
          <table:table-cell table:style-name="Таблица2.C2" office:value-type="string">
            <text:p text:style-name="P16"> Что делать в неожиданных ситуациях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64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1:14:55.264001916</meta:creation-date>
    <dc:date>2019-03-11T21:16:06.041800981</dc:date>
    <meta:editing-duration>PT1M11S</meta:editing-duration>
    <meta:editing-cycles>1</meta:editing-cycles>
    <meta:document-statistic meta:table-count="2" meta:image-count="0" meta:object-count="0" meta:page-count="21" meta:paragraph-count="471" meta:word-count="5267" meta:character-count="42472" meta:non-whitespace-character-count="37520"/>
    <meta:generator>LibreOffice/5.1.6.2$Linux_X86_64 LibreOffice_project/10m0$Build-2</meta:generator>
  </office:meta>
</office:document-meta>
</file>